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7E00000255B72B0AB901AF149E.png" manifest:media-type="image/png"/>
  <manifest:file-entry manifest:full-path="Pictures/200000DF000041EC00003DBDAA2814C0B52FB8E7.svm" manifest:media-type="image/x-svm"/>
  <manifest:file-entry manifest:full-path="Pictures/100002010000029700000112A1AAF382C6F637D1.png" manifest:media-type="image/png"/>
  <manifest:file-entry manifest:full-path="Pictures/1000020100000320000001EFA83B122ADF2268DB.png" manifest:media-type="image/png"/>
  <manifest:file-entry manifest:full-path="Pictures/20000A9E00006B3C00003AA1B742C0CDBBFFA8C2.svm" manifest:media-type="image/x-svm"/>
  <manifest:file-entry manifest:full-path="Pictures/100002000000040E00000237DE989AA7D6C031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Lohit Devanagari1" svg:font-family="'Lohit Devanagari'"/>
    <style:font-face style:name="Noto Sans" svg:font-family="'Noto Sans', sans-serif"/>
    <style:font-face style:name="Open Sans" svg:font-family="'Open Sans', icomoo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officeooo:rsid="0013a56a" officeooo:paragraph-rsid="00119e5a" style:font-size-asian="14pt" style:font-size-complex="14pt"/>
    </style:style>
    <style:style style:name="P3" style:family="paragraph" style:parent-style-name="Standard">
      <style:paragraph-properties fo:text-align="center" style:justify-single-word="false"/>
      <style:text-properties fo:font-size="14pt" officeooo:rsid="00136748" officeooo:paragraph-rsid="00119e5a" style:font-size-asian="14pt" style:font-size-complex="14pt"/>
    </style:style>
    <style:style style:name="P4" style:family="paragraph" style:parent-style-name="Standard">
      <style:paragraph-properties fo:text-align="center" style:justify-single-word="false"/>
      <style:text-properties officeooo:paragraph-rsid="00119e5a"/>
    </style:style>
    <style:style style:name="P5" style:family="paragraph" style:parent-style-name="Standard">
      <style:text-properties officeooo:paragraph-rsid="00119e5a"/>
    </style:style>
    <style:style style:name="P6" style:family="paragraph" style:parent-style-name="Standard">
      <style:paragraph-properties fo:text-align="center" style:justify-single-word="false"/>
      <style:text-properties fo:font-size="18pt" fo:font-weight="bold" officeooo:rsid="0013a56a" officeooo:paragraph-rsid="00119e5a"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bold" officeooo:rsid="00136748" officeooo:paragraph-rsid="00119e5a" style:font-size-asian="18pt" style:font-weight-asian="bold" style:font-size-complex="18pt" style:font-weight-complex="bold"/>
    </style:style>
    <style:style style:name="P8" style:family="paragraph" style:parent-style-name="Standard">
      <style:paragraph-properties fo:line-height="200%" fo:text-align="start" style:justify-single-word="false"/>
      <style:text-properties fo:font-size="18pt" fo:font-weight="bold" officeooo:rsid="0016beb2" officeooo:paragraph-rsid="00119e5a"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fo:font-weight="bold" officeooo:rsid="00394741" officeooo:paragraph-rsid="00394741" style:font-size-asian="18pt" style:font-weight-asian="bold" style:font-size-complex="18pt" style:font-weight-complex="bold"/>
    </style:style>
    <style:style style:name="P10" style:family="paragraph" style:parent-style-name="Standard">
      <style:paragraph-properties fo:line-height="200%" fo:text-align="start" style:justify-single-word="false"/>
      <style:text-properties fo:font-size="18pt" fo:font-weight="bold" officeooo:rsid="00407a52" officeooo:paragraph-rsid="00407a52" style:font-size-asian="18pt" style:font-weight-asian="bold" style:font-size-complex="18pt" style:font-weight-complex="bold"/>
    </style:style>
    <style:style style:name="P11" style:family="paragraph" style:parent-style-name="Standard">
      <style:paragraph-properties fo:line-height="200%" fo:text-align="start" style:justify-single-word="false"/>
      <style:text-properties fo:font-size="18pt" fo:font-weight="bold" officeooo:rsid="001a1216" officeooo:paragraph-rsid="0011e371" style:font-size-asian="18pt" style:font-weight-asian="bold" style:font-size-complex="18pt" style:font-weight-complex="bold"/>
    </style:style>
    <style:style style:name="P12" style:family="paragraph" style:parent-style-name="Standard">
      <style:paragraph-properties fo:line-height="200%" fo:text-align="start" style:justify-single-word="false"/>
      <style:text-properties fo:font-size="18pt" fo:font-weight="bold" officeooo:rsid="00306d52" officeooo:paragraph-rsid="00303190"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2pt" fo:font-weight="normal" officeooo:rsid="003f4800" officeooo:paragraph-rsid="003f480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07a52" officeooo:paragraph-rsid="00407a52" style:font-size-asian="10.5pt" style:font-weight-asian="normal" style:font-size-complex="12pt" style:font-weight-complex="normal"/>
    </style:style>
    <style:style style:name="P15" style:family="paragraph" style:parent-style-name="Standard">
      <style:paragraph-properties fo:line-height="200%" fo:text-align="start" style:justify-single-word="false"/>
      <style:text-properties fo:font-size="12pt" fo:font-weight="bold" officeooo:rsid="00136748" officeooo:paragraph-rsid="00119e5a" style:font-size-asian="10.5pt" style:font-weight-asian="bold" style:font-size-complex="12pt" style:font-weight-complex="bold"/>
    </style:style>
    <style:style style:name="P16" style:family="paragraph" style:parent-style-name="Standard">
      <style:paragraph-properties fo:line-height="200%" fo:text-align="start" style:justify-single-word="false"/>
      <style:text-properties fo:font-size="12pt" fo:font-weight="bold" officeooo:rsid="00136748" officeooo:paragraph-rsid="00184d2f" style:font-size-asian="10.5pt" style:font-weight-asian="bold" style:font-size-complex="12pt" style:font-weight-complex="bold"/>
    </style:style>
    <style:style style:name="P17" style:family="paragraph" style:parent-style-name="Standard">
      <style:paragraph-properties fo:line-height="200%" fo:text-align="start" style:justify-single-word="false"/>
      <style:text-properties fo:font-size="12pt" fo:font-weight="bold" officeooo:rsid="0011e371" officeooo:paragraph-rsid="0020e639" style:font-size-asian="10.5pt" style:font-weight-asian="bold" style:font-size-complex="12pt" style:font-weight-complex="bold"/>
    </style:style>
    <style:style style:name="P18" style:family="paragraph" style:parent-style-name="Standard">
      <style:paragraph-properties fo:line-height="200%" fo:text-align="start" style:justify-single-word="false"/>
      <style:text-properties fo:font-size="12pt" fo:font-weight="bold" officeooo:rsid="0011e371" officeooo:paragraph-rsid="0023b599" style:font-size-asian="10.5pt" style:font-weight-asian="bold" style:font-size-complex="12pt" style:font-weight-complex="bold"/>
    </style:style>
    <style:style style:name="P19" style:family="paragraph" style:parent-style-name="Standard">
      <style:paragraph-properties fo:line-height="200%" fo:text-align="center" style:justify-single-word="false"/>
      <style:text-properties fo:font-size="12pt" fo:font-weight="bold" officeooo:rsid="002316b0" officeooo:paragraph-rsid="002316b0" style:font-size-asian="10.5pt" style:font-weight-asian="bold" style:font-size-complex="12pt" style:font-weight-complex="bold"/>
    </style:style>
    <style:style style:name="P20" style:family="paragraph" style:parent-style-name="Standard">
      <style:paragraph-properties fo:line-height="200%" fo:text-align="center" style:justify-single-word="false"/>
      <style:text-properties fo:font-size="12pt" fo:font-weight="bold" officeooo:rsid="0046c7df" officeooo:paragraph-rsid="0046c7df" style:font-size-asian="10.5pt" style:font-weight-asian="bold" style:font-size-complex="12pt" style:font-weight-complex="bold"/>
    </style:style>
    <style:style style:name="P21"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22" style:family="paragraph" style:parent-style-name="Standard">
      <style:paragraph-properties fo:line-height="200%" fo:text-align="start" style:justify-single-word="false"/>
      <style:text-properties fo:font-size="12pt" fo:font-style="normal" fo:font-weight="normal" officeooo:rsid="0036cc34" officeooo:paragraph-rsid="0037f054"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200%" fo:text-align="start" style:justify-single-word="false"/>
      <style:text-properties fo:font-size="12pt" fo:font-style="normal" fo:font-weight="normal" officeooo:rsid="003b3ae0" officeooo:paragraph-rsid="003b3ae0"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200%" fo:text-align="start" style:justify-single-word="false"/>
      <style:text-properties fo:font-size="12pt" fo:font-style="normal" fo:font-weight="normal" officeooo:rsid="004fc7cc" officeooo:paragraph-rsid="005c21da"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200%" fo:text-align="start" style:justify-single-word="false"/>
      <style:text-properties fo:font-size="12pt" fo:font-style="normal" fo:font-weight="normal" officeooo:rsid="004fc7cc" officeooo:paragraph-rsid="006a3ece"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200%" fo:text-align="center" style:justify-single-word="false"/>
      <style:text-properties fo:font-size="12pt" fo:font-style="normal" fo:font-weight="bold" officeooo:rsid="00394693" officeooo:paragraph-rsid="00394693" style:font-size-asian="10.5pt" style:font-style-asian="normal" style:font-weight-asian="bold" style:font-size-complex="12pt" style:font-style-complex="normal" style:font-weight-complex="bold"/>
    </style:style>
    <style:style style:name="P27" style:family="paragraph" style:parent-style-name="Standard">
      <style:paragraph-properties fo:line-height="200%" fo:text-align="center" style:justify-single-word="false"/>
      <style:text-properties fo:font-size="12pt" fo:font-style="normal" fo:font-weight="bold" officeooo:rsid="003b3ae0" officeooo:paragraph-rsid="003b3ae0" style:font-size-asian="10.5pt" style:font-style-asian="normal" style:font-weight-asian="bold" style:font-size-complex="12pt" style:font-style-complex="normal" style:font-weight-complex="bold"/>
    </style:style>
    <style:style style:name="P28" style:family="paragraph" style:parent-style-name="Standard">
      <style:paragraph-properties fo:line-height="200%" fo:text-align="start" style:justify-single-word="false"/>
      <style:text-properties officeooo:paragraph-rsid="00119e5a"/>
    </style:style>
    <style:style style:name="P29" style:family="paragraph" style:parent-style-name="Standard">
      <style:paragraph-properties fo:line-height="200%" fo:text-align="start" style:justify-single-word="false"/>
      <style:text-properties officeooo:paragraph-rsid="0024124e"/>
    </style:style>
    <style:style style:name="P30" style:family="paragraph" style:parent-style-name="Standard">
      <style:paragraph-properties fo:line-height="200%" fo:text-align="start" style:justify-single-word="false"/>
      <style:text-properties officeooo:paragraph-rsid="00424c05"/>
    </style:style>
    <style:style style:name="P31" style:family="paragraph" style:parent-style-name="Standard">
      <style:paragraph-properties fo:line-height="200%" fo:text-align="start" style:justify-single-word="false"/>
      <style:text-properties officeooo:paragraph-rsid="00588454"/>
    </style:style>
    <style:style style:name="P32" style:family="paragraph" style:parent-style-name="Standard">
      <style:paragraph-properties fo:line-height="200%" fo:text-align="start" style:justify-single-word="false"/>
      <style:text-properties officeooo:paragraph-rsid="0074cf90"/>
    </style:style>
    <style:style style:name="P33" style:family="paragraph" style:parent-style-name="Standard">
      <style:paragraph-properties fo:line-height="200%" fo:text-align="start" style:justify-single-word="false"/>
      <style:text-properties officeooo:paragraph-rsid="007fa039"/>
    </style:style>
    <style:style style:name="P34" style:family="paragraph" style:parent-style-name="Standard">
      <style:paragraph-properties fo:line-height="200%" fo:text-align="start" style:justify-single-word="false"/>
      <style:text-properties fo:font-size="15pt" fo:font-weight="normal" officeooo:rsid="00136748" officeooo:paragraph-rsid="00334587" style:font-size-asian="15pt" style:font-weight-asian="normal" style:font-size-complex="15pt" style:font-weight-complex="normal"/>
    </style:style>
    <style:style style:name="P35" style:family="paragraph" style:parent-style-name="Standard">
      <style:paragraph-properties fo:line-height="200%" fo:text-align="start" style:justify-single-word="false"/>
      <style:text-properties fo:font-size="15pt" fo:font-weight="normal" officeooo:rsid="00136748" officeooo:paragraph-rsid="004dff98" style:font-size-asian="15pt" style:font-weight-asian="normal" style:font-size-complex="15pt" style:font-weight-complex="normal"/>
    </style:style>
    <style:style style:name="P36"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37" style:family="paragraph" style:parent-style-name="Standard">
      <style:paragraph-properties fo:line-height="200%" fo:text-align="start" style:justify-single-word="false"/>
      <style:text-properties fo:font-size="15pt" fo:font-style="italic" fo:font-weight="normal" officeooo:rsid="001a1216" officeooo:paragraph-rsid="001a1216" style:font-size-asian="15pt" style:font-style-asian="italic" style:font-weight-asian="normal" style:font-size-complex="15pt" style:font-style-complex="italic" style:font-weight-complex="normal"/>
    </style:style>
    <style:style style:name="P38" style:family="paragraph" style:parent-style-name="Standard">
      <style:paragraph-properties fo:line-height="200%" fo:text-align="start" style:justify-single-word="false"/>
      <style:text-properties fo:font-style="normal" style:text-underline-style="none" fo:font-weight="normal" officeooo:rsid="0016b434" officeooo:paragraph-rsid="00119e5a" style:font-style-asian="normal" style:font-weight-asian="normal" style:font-style-complex="normal" style:font-weight-complex="normal"/>
    </style:style>
    <style:style style:name="P39" style:family="paragraph" style:parent-style-name="Standard">
      <style:paragraph-properties fo:text-align="center" style:justify-single-word="false" fo:break-before="page"/>
      <style:text-properties fo:font-size="18pt" fo:font-weight="bold" officeooo:rsid="00394741" officeooo:paragraph-rsid="00394741" style:font-size-asian="18pt" style:font-weight-asian="bold" style:font-size-complex="18pt" style:font-weight-complex="bold"/>
    </style:style>
    <style:style style:name="P40" style:family="paragraph" style:parent-style-name="Text_20_body">
      <style:paragraph-properties fo:line-height="200%" fo:text-align="start" style:justify-single-word="false"/>
      <style:text-properties officeooo:paragraph-rsid="00119e5a"/>
    </style:style>
    <style:style style:name="P41" style:family="paragraph" style:parent-style-name="Text_20_body">
      <style:paragraph-properties fo:line-height="200%" fo:text-align="start" style:justify-single-word="false"/>
      <style:text-properties officeooo:paragraph-rsid="0024124e"/>
    </style:style>
    <style:style style:name="P42" style:family="paragraph" style:parent-style-name="Text_20_body">
      <style:paragraph-properties fo:line-height="200%" fo:text-align="start" style:justify-single-word="false"/>
      <style:text-properties officeooo:paragraph-rsid="0040e352"/>
    </style:style>
    <style:style style:name="P43" style:family="paragraph" style:parent-style-name="Standard" style:master-page-name="First_20_Page">
      <style:paragraph-properties fo:text-align="center" style:justify-single-word="false" style:page-number="auto"/>
      <style:text-properties officeooo:paragraph-rsid="00119e5a"/>
    </style:style>
    <style:style style:name="P44" style:family="paragraph" style:parent-style-name="Standard" style:master-page-name="Index">
      <style:paragraph-properties fo:text-align="center" style:justify-single-word="false" style:page-number="auto"/>
      <style:text-properties fo:font-size="18pt" fo:font-weight="bold" officeooo:rsid="0013a56a" officeooo:paragraph-rsid="00119e5a" style:font-size-asian="18pt" style:font-weight-asian="bold" style:font-size-complex="18pt" style:font-weight-complex="bold"/>
    </style:style>
    <style:style style:name="P45"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46" style:family="paragraph" style:parent-style-name="Standard" style:master-page-name="Standard">
      <style:paragraph-properties fo:text-align="start" style:justify-single-word="false" style:page-number="auto"/>
      <style:text-properties fo:font-size="18pt" fo:font-weight="bold" officeooo:rsid="00136748" officeooo:paragraph-rsid="0011e371" style:font-size-asian="18pt" style:font-weight-asian="bold" style:font-size-complex="18pt" style:font-weight-complex="bold"/>
    </style:style>
    <style:style style:name="P47"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34587" style:font-size-asian="18pt" style:font-weight-asian="bold" style:font-size-complex="18pt" style:font-weight-complex="bold"/>
    </style:style>
    <style:style style:name="P48"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03190" style:font-size-asian="18pt" style:font-weight-asian="bold" style:font-size-complex="18pt" style:font-weight-complex="bold"/>
    </style:style>
    <style:style style:name="P49"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407a52" style:font-size-asian="18pt" style:font-weight-asian="bold" style:font-size-complex="18pt" style:font-weight-complex="bold"/>
    </style:style>
    <style:style style:name="P50" style:family="paragraph" style:parent-style-name="Standard">
      <style:paragraph-properties fo:line-height="200%" fo:text-align="start" style:justify-single-word="false"/>
      <style:text-properties fo:font-size="12pt" fo:font-style="normal" fo:font-weight="normal" officeooo:rsid="007b3172" officeooo:paragraph-rsid="0079710a" style:font-size-asian="10.5pt" style:font-style-asian="normal" style:font-weight-asian="normal" style:font-size-complex="12pt" style:font-style-complex="normal" style:font-weight-complex="normal"/>
    </style:style>
    <style:style style:name="P51" style:family="paragraph" style:parent-style-name="Standard">
      <style:paragraph-properties fo:line-height="200%" fo:text-align="start" style:justify-single-word="false"/>
      <style:text-properties fo:font-size="15pt" fo:font-style="normal" fo:font-weight="normal" officeooo:rsid="00136748" officeooo:paragraph-rsid="008d442c" style:font-size-asian="15pt" style:font-style-asian="normal" style:font-weight-asian="normal" style:font-size-complex="15pt" style:font-style-complex="normal" style:font-weight-complex="normal"/>
    </style:style>
    <style:style style:name="P52" style:family="paragraph" style:parent-style-name="Standard">
      <style:paragraph-properties fo:line-height="200%" fo:text-align="start" style:justify-single-word="false"/>
      <style:text-properties fo:font-size="15pt" fo:font-style="normal" fo:font-weight="normal" officeooo:rsid="00136748" officeooo:paragraph-rsid="00974d5f" style:font-size-asian="15pt" style:font-style-asian="normal" style:font-weight-asian="normal" style:font-size-complex="15pt" style:font-style-complex="normal" style:font-weight-complex="normal"/>
    </style:style>
    <style:style style:name="P53"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54" style:family="paragraph" style:parent-style-name="Standard">
      <style:paragraph-properties fo:line-height="200%" fo:text-align="start" style:justify-single-word="false"/>
      <style:text-properties fo:font-size="15pt" fo:font-style="normal" fo:font-weight="normal" officeooo:rsid="00136748" officeooo:paragraph-rsid="009ad93f" style:font-size-asian="15pt" style:font-style-asian="normal" style:font-weight-asian="normal" style:font-size-complex="15pt" style:font-style-complex="normal" style:font-weight-complex="normal"/>
    </style:style>
    <style:style style:name="P55" style:family="paragraph" style:parent-style-name="Standard">
      <style:paragraph-properties fo:line-height="200%" fo:text-align="start" style:justify-single-word="false"/>
      <style:text-properties fo:font-size="15pt" fo:font-style="normal" fo:font-weight="normal" officeooo:rsid="00136748" officeooo:paragraph-rsid="00a01ff2" style:font-size-asian="15pt" style:font-style-asian="normal" style:font-weight-asian="normal" style:font-size-complex="15pt" style:font-style-complex="normal" style:font-weight-complex="normal"/>
    </style:style>
    <style:style style:name="P56" style:family="paragraph" style:parent-style-name="Standard">
      <style:paragraph-properties fo:line-height="200%" fo:text-align="start" style:justify-single-word="false"/>
      <style:text-properties fo:font-size="15pt" fo:font-style="normal" fo:font-weight="normal" officeooo:rsid="00136748" officeooo:paragraph-rsid="00c6e890" style:font-size-asian="15pt" style:font-style-asian="normal" style:font-weight-asian="normal" style:font-size-complex="15pt" style:font-style-complex="normal" style:font-weight-complex="normal"/>
    </style:style>
    <style:style style:name="P57" style:family="paragraph" style:parent-style-name="Standard">
      <style:paragraph-properties fo:line-height="200%" fo:text-align="start" style:justify-single-word="false"/>
      <style:text-properties fo:font-size="15pt" fo:font-style="normal" fo:font-weight="normal" officeooo:rsid="00ba6d4d" officeooo:paragraph-rsid="00ba6d4d" style:font-size-asian="15pt" style:font-style-asian="normal" style:font-weight-asian="normal" style:font-size-complex="15pt" style:font-style-complex="normal" style:font-weight-complex="normal"/>
    </style:style>
    <style:style style:name="P58" style:family="paragraph" style:parent-style-name="Standard">
      <style:paragraph-properties fo:line-height="200%" fo:text-align="start" style:justify-single-word="false"/>
      <style:text-properties fo:font-size="15pt" fo:font-weight="normal" officeooo:rsid="00ba05a0" officeooo:paragraph-rsid="00c6e890" style:font-size-asian="15pt" style:font-weight-asian="normal" style:font-size-complex="15pt" style:font-weight-complex="normal"/>
    </style:style>
    <style:style style:name="P59" style:family="paragraph" style:parent-style-name="Standard">
      <style:paragraph-properties fo:line-height="200%" fo:text-align="start" style:justify-single-word="false"/>
      <style:text-properties officeooo:paragraph-rsid="00119e5a"/>
    </style:style>
    <style:style style:name="P60" style:family="paragraph" style:parent-style-name="Standard">
      <style:paragraph-properties fo:line-height="200%" fo:text-align="start" style:justify-single-word="false"/>
      <style:text-properties officeooo:paragraph-rsid="007fa039"/>
    </style:style>
    <style:style style:name="P61" style:family="paragraph" style:parent-style-name="Standard">
      <style:paragraph-properties fo:line-height="200%" fo:text-align="start" style:justify-single-word="false"/>
      <style:text-properties officeooo:paragraph-rsid="00424c05"/>
    </style:style>
    <style:style style:name="P62" style:family="paragraph" style:parent-style-name="Standard">
      <style:paragraph-properties fo:line-height="200%" fo:text-align="start" style:justify-single-word="false"/>
      <style:text-properties officeooo:paragraph-rsid="0024124e"/>
    </style:style>
    <style:style style:name="P63" style:family="paragraph" style:parent-style-name="Standard">
      <style:paragraph-properties fo:line-height="200%" fo:text-align="start" style:justify-single-word="false"/>
      <style:text-properties fo:font-size="18pt" fo:font-weight="bold" officeooo:rsid="00136748" officeooo:paragraph-rsid="00caaa6d" style:font-size-asian="18pt" style:font-weight-asian="bold" style:font-size-complex="18pt" style:font-weight-complex="bold"/>
    </style:style>
    <style:style style:name="P64" style:family="paragraph" style:parent-style-name="Standard">
      <style:paragraph-properties fo:line-height="200%" fo:text-align="start" style:justify-single-word="false" fo:break-before="pag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65"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aaa6d" style:font-size-asian="18pt" style:font-weight-asian="bold" style:font-size-complex="18pt" style:font-weight-complex="bold"/>
    </style:style>
    <style:style style:name="P66" style:family="paragraph" style:parent-style-name="Text_20_body">
      <style:paragraph-properties fo:line-height="200%" fo:text-align="start" style:justify-single-word="false"/>
      <style:text-properties officeooo:paragraph-rsid="0040e352"/>
    </style:style>
    <style:style style:name="P67" style:family="paragraph" style:parent-style-name="Text_20_body">
      <style:paragraph-properties fo:line-height="200%" fo:text-align="start" style:justify-single-word="false"/>
      <style:text-properties officeooo:paragraph-rsid="00119e5a"/>
    </style:style>
    <style:style style:name="T1" style:family="text">
      <style:text-properties fo:font-weight="normal" style:font-weight-asian="normal" style:font-weight-complex="normal"/>
    </style:style>
    <style:style style:name="T2" style:family="text">
      <style:text-properties fo:font-weight="normal" officeooo:rsid="0016beb2" style:font-weight-asian="normal" style:font-weight-complex="normal"/>
    </style:style>
    <style:style style:name="T3" style:family="text">
      <style:text-properties fo:font-weight="normal" officeooo:rsid="0017c01d" style:font-weight-asian="normal" style:font-weight-complex="normal"/>
    </style:style>
    <style:style style:name="T4" style:family="text">
      <style:text-properties fo:font-weight="normal" officeooo:rsid="0018f6e0" style:font-weight-asian="normal" style:font-weight-complex="normal"/>
    </style:style>
    <style:style style:name="T5" style:family="text">
      <style:text-properties fo:font-weight="normal" officeooo:rsid="001a5201" style:font-weight-asian="normal" style:font-weight-complex="normal"/>
    </style:style>
    <style:style style:name="T6" style:family="text">
      <style:text-properties fo:font-weight="normal" officeooo:rsid="002bf21c" style:font-weight-asian="normal" style:font-weight-complex="normal"/>
    </style:style>
    <style:style style:name="T7" style:family="text">
      <style:text-properties fo:font-weight="normal" officeooo:rsid="00227e97" style:font-weight-asian="normal" style:font-weight-complex="normal"/>
    </style:style>
    <style:style style:name="T8" style:family="text">
      <style:text-properties fo:font-weight="normal" officeooo:rsid="00264162" style:font-weight-asian="normal" style:font-weight-complex="normal"/>
    </style:style>
    <style:style style:name="T9" style:family="text">
      <style:text-properties fo:font-weight="normal" officeooo:rsid="00283994" style:font-weight-asian="normal" style:font-weight-complex="normal"/>
    </style:style>
    <style:style style:name="T10" style:family="text">
      <style:text-properties fo:font-weight="normal" officeooo:rsid="00285594" style:font-weight-asian="normal" style:font-weight-complex="normal"/>
    </style:style>
    <style:style style:name="T11" style:family="text">
      <style:text-properties fo:font-weight="normal" officeooo:rsid="00150acc" style:font-weight-asian="normal" style:font-weight-complex="normal"/>
    </style:style>
    <style:style style:name="T12" style:family="text">
      <style:text-properties fo:font-weight="normal" officeooo:rsid="001b9701" style:font-weight-asian="normal" style:font-weight-complex="normal"/>
    </style:style>
    <style:style style:name="T13" style:family="text">
      <style:text-properties fo:font-weight="normal" officeooo:rsid="0024e15b" style:font-weight-asian="normal" style:font-weight-complex="normal"/>
    </style:style>
    <style:style style:name="T14" style:family="text">
      <style:text-properties fo:font-weight="normal" officeooo:rsid="001c87be" style:font-weight-asian="normal" style:font-weight-complex="normal"/>
    </style:style>
    <style:style style:name="T15" style:family="text">
      <style:text-properties fo:font-weight="normal" officeooo:rsid="001dbd09" style:font-weight-asian="normal" style:font-weight-complex="normal"/>
    </style:style>
    <style:style style:name="T16" style:family="text">
      <style:text-properties fo:font-weight="normal" officeooo:rsid="001fadac" style:font-weight-asian="normal" style:font-weight-complex="normal"/>
    </style:style>
    <style:style style:name="T17" style:family="text">
      <style:text-properties fo:font-weight="normal" officeooo:rsid="00215956" style:font-weight-asian="normal" style:font-weight-complex="normal"/>
    </style:style>
    <style:style style:name="T18" style:family="text">
      <style:text-properties fo:font-weight="normal" officeooo:rsid="00235116" style:font-weight-asian="normal" style:font-weight-complex="normal"/>
    </style:style>
    <style:style style:name="T19" style:family="text">
      <style:text-properties fo:font-weight="normal" officeooo:rsid="002a27f9" style:font-weight-asian="normal" style:font-weight-complex="normal"/>
    </style:style>
    <style:style style:name="T20" style:family="text">
      <style:text-properties fo:font-weight="normal" officeooo:rsid="002d9250" style:font-weight-asian="normal" style:font-weight-complex="normal"/>
    </style:style>
    <style:style style:name="T21" style:family="text">
      <style:text-properties fo:font-weight="normal" officeooo:rsid="002e395c" style:font-weight-asian="normal" style:font-weight-complex="normal"/>
    </style:style>
    <style:style style:name="T22" style:family="text">
      <style:text-properties fo:font-weight="normal" officeooo:rsid="002f6bc8" style:font-weight-asian="normal" style:font-weight-complex="normal"/>
    </style:style>
    <style:style style:name="T23" style:family="text">
      <style:text-properties fo:font-weight="normal" officeooo:rsid="00119e5a" style:font-weight-asian="normal" style:font-weight-complex="normal"/>
    </style:style>
    <style:style style:name="T24" style:family="text">
      <style:text-properties fo:font-weight="normal" officeooo:rsid="0013d783" style:font-weight-asian="normal" style:font-weight-complex="normal"/>
    </style:style>
    <style:style style:name="T25" style:family="text">
      <style:text-properties fo:font-weight="normal" officeooo:rsid="001446b1" style:font-weight-asian="normal" style:font-weight-complex="normal"/>
    </style:style>
    <style:style style:name="T26" style:family="text">
      <style:text-properties fo:font-weight="normal" officeooo:rsid="0015bdd4" style:font-weight-asian="normal" style:font-weight-complex="normal"/>
    </style:style>
    <style:style style:name="T27" style:family="text">
      <style:text-properties fo:font-weight="normal" officeooo:rsid="001738a8" style:font-weight-asian="normal" style:font-weight-complex="normal"/>
    </style:style>
    <style:style style:name="T28" style:family="text">
      <style:text-properties fo:font-weight="normal" officeooo:rsid="0017fe6f" style:font-weight-asian="normal" style:font-weight-complex="normal"/>
    </style:style>
    <style:style style:name="T29" style:family="text">
      <style:text-properties fo:font-weight="normal" officeooo:rsid="00184d2f" style:font-weight-asian="normal" style:font-weight-complex="normal"/>
    </style:style>
    <style:style style:name="T30" style:family="text">
      <style:text-properties fo:font-weight="normal" officeooo:rsid="001a1216" style:font-weight-asian="normal" style:font-weight-complex="normal"/>
    </style:style>
    <style:style style:name="T31" style:family="text">
      <style:text-properties fo:font-weight="normal" officeooo:rsid="001aa011" style:font-weight-asian="normal" style:font-weight-complex="normal"/>
    </style:style>
    <style:style style:name="T32" style:family="text">
      <style:text-properties fo:font-weight="normal" officeooo:rsid="001bcfe1" style:font-weight-asian="normal" style:font-weight-complex="normal"/>
    </style:style>
    <style:style style:name="T33" style:family="text">
      <style:text-properties fo:font-weight="normal" officeooo:rsid="001d8b5a" style:font-weight-asian="normal" style:font-weight-complex="normal"/>
    </style:style>
    <style:style style:name="T34" style:family="text">
      <style:text-properties fo:font-weight="normal" officeooo:rsid="001e9e96" style:font-weight-asian="normal" style:font-weight-complex="normal"/>
    </style:style>
    <style:style style:name="T35" style:family="text">
      <style:text-properties fo:font-weight="normal" officeooo:rsid="001f06d2" style:font-weight-asian="normal" style:font-weight-complex="normal"/>
    </style:style>
    <style:style style:name="T36" style:family="text">
      <style:text-properties fo:font-weight="normal" officeooo:rsid="002316b0" style:font-weight-asian="normal" style:font-weight-complex="normal"/>
    </style:style>
    <style:style style:name="T37" style:family="text">
      <style:text-properties fo:font-weight="normal" officeooo:rsid="0023b599" style:font-weight-asian="normal" style:font-weight-complex="normal"/>
    </style:style>
    <style:style style:name="T38" style:family="text">
      <style:text-properties fo:font-weight="normal" officeooo:rsid="0025ac02" style:font-weight-asian="normal" style:font-weight-complex="normal"/>
    </style:style>
    <style:style style:name="T39" style:family="text">
      <style:text-properties fo:font-weight="normal" officeooo:rsid="00278410" style:font-weight-asian="normal" style:font-weight-complex="normal"/>
    </style:style>
    <style:style style:name="T40" style:family="text">
      <style:text-properties fo:font-weight="normal" officeooo:rsid="0027cada" style:font-weight-asian="normal" style:font-weight-complex="normal"/>
    </style:style>
    <style:style style:name="T41" style:family="text">
      <style:text-properties fo:font-weight="normal" officeooo:rsid="002a3429" style:font-weight-asian="normal" style:font-weight-complex="normal"/>
    </style:style>
    <style:style style:name="T42" style:family="text">
      <style:text-properties fo:font-weight="normal" officeooo:rsid="002b153b" style:font-weight-asian="normal" style:font-weight-complex="normal"/>
    </style:style>
    <style:style style:name="T43" style:family="text">
      <style:text-properties fo:font-weight="normal" officeooo:rsid="002d7e8b" style:font-weight-asian="normal" style:font-weight-complex="normal"/>
    </style:style>
    <style:style style:name="T44" style:family="text">
      <style:text-properties fo:font-weight="normal" officeooo:rsid="002e9f5f" style:font-weight-asian="normal" style:font-weight-complex="normal"/>
    </style:style>
    <style:style style:name="T45" style:family="text">
      <style:text-properties fo:font-weight="normal" officeooo:rsid="00306d52" style:font-weight-asian="normal" style:font-weight-complex="normal"/>
    </style:style>
    <style:style style:name="T46" style:family="text">
      <style:text-properties fo:font-weight="normal" officeooo:rsid="003216c0" style:font-weight-asian="normal" style:font-weight-complex="normal"/>
    </style:style>
    <style:style style:name="T47" style:family="text">
      <style:text-properties fo:font-weight="normal" officeooo:rsid="00c3b491" style:font-weight-asian="normal" style:font-weight-complex="normal"/>
    </style:style>
    <style:style style:name="T48" style:family="text">
      <style:text-properties fo:font-weight="normal" officeooo:rsid="0016beb2" style:font-size-asian="12pt" style:font-weight-asian="normal" style:font-weight-complex="normal"/>
    </style:style>
    <style:style style:name="T49" style:family="text">
      <style:text-properties fo:font-weight="normal" officeooo:rsid="0017c01d" style:font-size-asian="12pt" style:font-weight-asian="normal" style:font-weight-complex="normal"/>
    </style:style>
    <style:style style:name="T50" style:family="text">
      <style:text-properties fo:font-style="normal" style:text-underline-style="none" fo:font-weight="normal" officeooo:rsid="0016b434" style:font-style-asian="normal" style:font-weight-asian="normal" style:font-style-complex="normal" style:font-weight-complex="normal"/>
    </style:style>
    <style:style style:name="T51" style:family="text">
      <style:text-properties fo:font-style="normal" style:text-underline-style="none" fo:font-weight="normal" officeooo:rsid="005f0065" style:font-style-asian="normal" style:font-weight-asian="normal" style:font-style-complex="normal" style:font-weight-complex="normal"/>
    </style:style>
    <style:style style:name="T52" style:family="text">
      <style:text-properties officeooo:rsid="00417c96"/>
    </style:style>
    <style:style style:name="T53" style:family="text">
      <style:text-properties fo:font-size="12pt" fo:font-weight="normal" officeooo:rsid="0016beb2" style:font-size-asian="12pt" style:font-weight-asian="normal" style:font-size-complex="12pt" style:font-weight-complex="normal"/>
    </style:style>
    <style:style style:name="T54" style:family="text">
      <style:text-properties fo:font-size="12pt" fo:font-weight="normal" officeooo:rsid="001a5201" style:font-size-asian="12pt" style:font-weight-asian="normal" style:font-size-complex="12pt" style:font-weight-complex="normal"/>
    </style:style>
    <style:style style:name="T55" style:family="text">
      <style:text-properties fo:font-size="12pt" style:font-size-asian="10.5pt" style:font-size-complex="12pt"/>
    </style:style>
    <style:style style:name="T56" style:family="text">
      <style:text-properties fo:font-size="12pt" officeooo:rsid="0073b156" style:font-size-asian="10.5pt" style:font-size-complex="12pt"/>
    </style:style>
    <style:style style:name="T57" style:family="text">
      <style:text-properties fo:font-size="12pt" officeooo:rsid="0073dcbc" style:font-size-asian="10.5pt" style:font-size-complex="12pt"/>
    </style:style>
    <style:style style:name="T58" style:family="text">
      <style:text-properties fo:font-size="12pt" officeooo:rsid="0074cf90" style:font-size-asian="10.5pt" style:font-size-complex="12pt"/>
    </style:style>
    <style:style style:name="T59" style:family="text">
      <style:text-properties fo:font-size="12pt" officeooo:rsid="0075df79" style:font-size-asian="10.5pt" style:font-size-complex="12pt"/>
    </style:style>
    <style:style style:name="T60" style:family="text">
      <style:text-properties fo:font-size="12pt" officeooo:rsid="0076d385" style:font-size-asian="10.5pt" style:font-size-complex="12pt"/>
    </style:style>
    <style:style style:name="T61" style:family="text">
      <style:text-properties fo:font-size="12pt" officeooo:rsid="0078567b" style:font-size-asian="10.5pt" style:font-size-complex="12pt"/>
    </style:style>
    <style:style style:name="T62" style:family="text">
      <style:text-properties fo:font-size="12pt" officeooo:rsid="0079710a" style:font-size-asian="10.5pt" style:font-size-complex="12pt"/>
    </style:style>
    <style:style style:name="T63" style:family="text">
      <style:text-properties fo:font-size="12pt" officeooo:rsid="0079f313" style:font-size-asian="10.5pt" style:font-size-complex="12pt"/>
    </style:style>
    <style:style style:name="T64" style:family="text">
      <style:text-properties fo:font-size="12pt" officeooo:rsid="007b3172" style:font-size-asian="10.5pt" style:font-size-complex="12pt"/>
    </style:style>
    <style:style style:name="T65" style:family="text">
      <style:text-properties fo:font-size="12pt" officeooo:rsid="007dd373" style:font-size-asian="10.5pt" style:font-size-complex="12pt"/>
    </style:style>
    <style:style style:name="T66" style:family="text">
      <style:text-properties fo:font-size="12pt" officeooo:rsid="007ec2d0" style:font-size-asian="10.5pt" style:font-size-complex="12pt"/>
    </style:style>
    <style:style style:name="T67" style:family="text">
      <style:text-properties fo:font-size="12pt" officeooo:rsid="007f6115" style:font-size-asian="10.5pt" style:font-size-complex="12pt"/>
    </style:style>
    <style:style style:name="T68" style:family="text">
      <style:text-properties fo:font-size="12pt" officeooo:rsid="007fa039" style:font-size-asian="10.5pt" style:font-size-complex="12pt"/>
    </style:style>
    <style:style style:name="T69" style:family="text">
      <style:text-properties fo:font-size="12pt" officeooo:rsid="0080294b" style:font-size-asian="10.5pt" style:font-size-complex="12pt"/>
    </style:style>
    <style:style style:name="T70" style:family="text">
      <style:text-properties fo:font-size="12pt" officeooo:rsid="008195a3" style:font-size-asian="10.5pt" style:font-size-complex="12pt"/>
    </style:style>
    <style:style style:name="T71" style:family="text">
      <style:text-properties fo:font-size="12pt" officeooo:rsid="00830830" style:font-size-asian="10.5pt" style:font-size-complex="12pt"/>
    </style:style>
    <style:style style:name="T72" style:family="text">
      <style:text-properties fo:font-size="12pt" officeooo:rsid="00854f61" style:font-size-asian="10.5pt" style:font-size-complex="12pt"/>
    </style:style>
    <style:style style:name="T73" style:family="text">
      <style:text-properties fo:font-size="12pt" officeooo:rsid="00891d7d" style:font-size-asian="10.5pt" style:font-size-complex="12pt"/>
    </style:style>
    <style:style style:name="T74" style:family="text">
      <style:text-properties fo:font-size="12pt" officeooo:rsid="00894e74" style:font-size-asian="10.5pt" style:font-size-complex="12pt"/>
    </style:style>
    <style:style style:name="T75" style:family="text">
      <style:text-properties fo:font-size="12pt" officeooo:rsid="008b2616" style:font-size-asian="10.5pt" style:font-size-complex="12pt"/>
    </style:style>
    <style:style style:name="T76" style:family="text">
      <style:text-properties fo:font-size="12pt" officeooo:rsid="008cb0d1" style:font-size-asian="10.5pt" style:font-size-complex="12pt"/>
    </style:style>
    <style:style style:name="T77" style:family="text">
      <style:text-properties fo:font-size="12pt" officeooo:rsid="008d59a7" style:font-size-asian="10.5pt" style:font-size-complex="12pt"/>
    </style:style>
    <style:style style:name="T78" style:family="text">
      <style:text-properties fo:font-size="12pt" officeooo:rsid="008e6029" style:font-size-asian="10.5pt" style:font-size-complex="12pt"/>
    </style:style>
    <style:style style:name="T79" style:family="text">
      <style:text-properties fo:font-size="12pt" officeooo:rsid="00906737" style:font-size-asian="10.5pt" style:font-size-complex="12pt"/>
    </style:style>
    <style:style style:name="T80" style:family="text">
      <style:text-properties fo:font-size="12pt" officeooo:rsid="0092064d" style:font-size-asian="10.5pt" style:font-size-complex="12pt"/>
    </style:style>
    <style:style style:name="T81" style:family="text">
      <style:text-properties fo:font-size="12pt" officeooo:rsid="00924d57" style:font-size-asian="10.5pt" style:font-size-complex="12pt"/>
    </style:style>
    <style:style style:name="T82" style:family="text">
      <style:text-properties fo:font-size="12pt" officeooo:rsid="0092cd8c" style:font-size-asian="10.5pt" style:font-size-complex="12pt"/>
    </style:style>
    <style:style style:name="T83" style:family="text">
      <style:text-properties fo:font-size="12pt" officeooo:rsid="00974d5f" style:font-size-asian="10.5pt" style:font-size-complex="12pt"/>
    </style:style>
    <style:style style:name="T84" style:family="text">
      <style:text-properties fo:font-size="12pt" officeooo:rsid="0097855e" style:font-size-asian="10.5pt" style:font-size-complex="12pt"/>
    </style:style>
    <style:style style:name="T85" style:family="text">
      <style:text-properties fo:font-size="12pt" officeooo:rsid="002fe290" style:font-size-asian="10.5pt" style:font-size-complex="12pt"/>
    </style:style>
    <style:style style:name="T86" style:family="text">
      <style:text-properties fo:font-size="12pt" officeooo:rsid="009ad93f" style:font-size-asian="10.5pt" style:font-size-complex="12pt"/>
    </style:style>
    <style:style style:name="T87" style:family="text">
      <style:text-properties fo:font-size="12pt" officeooo:rsid="009ca495" style:font-size-asian="10.5pt" style:font-size-complex="12pt"/>
    </style:style>
    <style:style style:name="T88" style:family="text">
      <style:text-properties fo:font-size="12pt" officeooo:rsid="009e7b10" style:font-size-asian="10.5pt" style:font-size-complex="12pt"/>
    </style:style>
    <style:style style:name="T89" style:family="text">
      <style:text-properties fo:font-size="12pt" officeooo:rsid="009ef678" style:font-size-asian="10.5pt" style:font-size-complex="12pt"/>
    </style:style>
    <style:style style:name="T90" style:family="text">
      <style:text-properties fo:font-size="12pt" officeooo:rsid="009f8feb" style:font-size-asian="10.5pt" style:font-size-complex="12pt"/>
    </style:style>
    <style:style style:name="T91" style:family="text">
      <style:text-properties fo:font-size="12pt" officeooo:rsid="00a01ff2" style:font-size-asian="10.5pt" style:font-size-complex="12pt"/>
    </style:style>
    <style:style style:name="T92" style:family="text">
      <style:text-properties fo:font-size="12pt" officeooo:rsid="00a07a39" style:font-size-asian="10.5pt" style:font-size-complex="12pt"/>
    </style:style>
    <style:style style:name="T93" style:family="text">
      <style:text-properties fo:font-size="12pt" officeooo:rsid="00a2bb4a" style:font-size-asian="10.5pt" style:font-size-complex="12pt"/>
    </style:style>
    <style:style style:name="T94" style:family="text">
      <style:text-properties fo:font-size="12pt" officeooo:rsid="00a3e1c5" style:font-size-asian="10.5pt" style:font-size-complex="12pt"/>
    </style:style>
    <style:style style:name="T95" style:family="text">
      <style:text-properties fo:font-size="12pt" officeooo:rsid="00a50d3b" style:font-size-asian="10.5pt" style:font-size-complex="12pt"/>
    </style:style>
    <style:style style:name="T96" style:family="text">
      <style:text-properties fo:font-size="12pt" officeooo:rsid="00a6c0ab" style:font-size-asian="10.5pt" style:font-size-complex="12pt"/>
    </style:style>
    <style:style style:name="T97" style:family="text">
      <style:text-properties fo:font-size="12pt" officeooo:rsid="00a89231" style:font-size-asian="10.5pt" style:font-size-complex="12pt"/>
    </style:style>
    <style:style style:name="T98" style:family="text">
      <style:text-properties fo:font-size="12pt" officeooo:rsid="00a8c49e" style:font-size-asian="10.5pt" style:font-size-complex="12pt"/>
    </style:style>
    <style:style style:name="T99" style:family="text">
      <style:text-properties fo:font-size="12pt" officeooo:rsid="00abd5ea" style:font-size-asian="10.5pt" style:font-size-complex="12pt"/>
    </style:style>
    <style:style style:name="T100" style:family="text">
      <style:text-properties fo:font-size="12pt" officeooo:rsid="00acdbdd" style:font-size-asian="10.5pt" style:font-size-complex="12pt"/>
    </style:style>
    <style:style style:name="T101" style:family="text">
      <style:text-properties fo:font-size="12pt" officeooo:rsid="00ae4d03" style:font-size-asian="10.5pt" style:font-size-complex="12pt"/>
    </style:style>
    <style:style style:name="T102" style:family="text">
      <style:text-properties fo:font-size="12pt" officeooo:rsid="00af9400" style:font-size-asian="10.5pt" style:font-size-complex="12pt"/>
    </style:style>
    <style:style style:name="T103" style:family="text">
      <style:text-properties fo:font-size="12pt" officeooo:rsid="00aff1c6" style:font-size-asian="10.5pt" style:font-size-complex="12pt"/>
    </style:style>
    <style:style style:name="T104" style:family="text">
      <style:text-properties fo:font-size="12pt" officeooo:rsid="00b0f775" style:font-size-asian="10.5pt" style:font-size-complex="12pt"/>
    </style:style>
    <style:style style:name="T105" style:family="text">
      <style:text-properties fo:font-size="12pt" officeooo:rsid="00b16664" style:font-size-asian="10.5pt" style:font-size-complex="12pt"/>
    </style:style>
    <style:style style:name="T106" style:family="text">
      <style:text-properties fo:font-size="12pt" officeooo:rsid="00b23976" style:font-size-asian="10.5pt" style:font-size-complex="12pt"/>
    </style:style>
    <style:style style:name="T107" style:family="text">
      <style:text-properties fo:font-size="12pt" officeooo:rsid="00b32421" style:font-size-asian="10.5pt" style:font-size-complex="12pt"/>
    </style:style>
    <style:style style:name="T108" style:family="text">
      <style:text-properties fo:font-size="12pt" officeooo:rsid="00b45ff5" style:font-size-asian="10.5pt" style:font-size-complex="12pt"/>
    </style:style>
    <style:style style:name="T109" style:family="text">
      <style:text-properties fo:font-size="12pt" officeooo:rsid="00b558d8" style:font-size-asian="10.5pt" style:font-size-complex="12pt"/>
    </style:style>
    <style:style style:name="T110" style:family="text">
      <style:text-properties fo:font-size="12pt" officeooo:rsid="00b6fffe" style:font-size-asian="10.5pt" style:font-size-complex="12pt"/>
    </style:style>
    <style:style style:name="T111" style:family="text">
      <style:text-properties fo:font-size="12pt" officeooo:rsid="00b8339c" style:font-size-asian="10.5pt" style:font-size-complex="12pt"/>
    </style:style>
    <style:style style:name="T112" style:family="text">
      <style:text-properties fo:font-size="12pt" officeooo:rsid="00bcefd0" style:font-size-asian="10.5pt" style:font-size-complex="12pt"/>
    </style:style>
    <style:style style:name="T113" style:family="text">
      <style:text-properties fo:font-size="12pt" officeooo:rsid="00bed67c" style:font-size-asian="10.5pt" style:font-size-complex="12pt"/>
    </style:style>
    <style:style style:name="T114" style:family="text">
      <style:text-properties fo:font-size="12pt" officeooo:rsid="00c00ba3" style:font-size-asian="10.5pt" style:font-size-complex="12pt"/>
    </style:style>
    <style:style style:name="T115" style:family="text">
      <style:text-properties fo:font-size="12pt" officeooo:rsid="00c166f1" style:font-size-asian="10.5pt" style:font-size-complex="12pt"/>
    </style:style>
    <style:style style:name="T116" style:family="text">
      <style:text-properties fo:font-size="12pt" officeooo:rsid="00c1bc91" style:font-size-asian="10.5pt" style:font-size-complex="12pt"/>
    </style:style>
    <style:style style:name="T117" style:family="text">
      <style:text-properties fo:font-size="12pt" officeooo:rsid="00c21e26" style:font-size-asian="10.5pt" style:font-size-complex="12pt"/>
    </style:style>
    <style:style style:name="T118" style:family="text">
      <style:text-properties fo:font-size="12pt" officeooo:rsid="00c3260c" style:font-size-asian="10.5pt" style:font-size-complex="12pt"/>
    </style:style>
    <style:style style:name="T119" style:family="text">
      <style:text-properties fo:font-size="12pt" officeooo:rsid="00ba05a0" style:font-size-asian="10.5pt" style:font-size-complex="12pt"/>
    </style:style>
    <style:style style:name="T120" style:family="text">
      <style:text-properties fo:font-size="12pt" officeooo:rsid="00ca26bf" style:font-size-asian="10.5pt" style:font-size-complex="12pt"/>
    </style:style>
    <style:style style:name="T121" style:family="text">
      <style:text-properties fo:font-size="12pt" officeooo:rsid="00ca6182" style:font-size-asian="10.5pt" style:font-size-complex="12pt"/>
    </style:style>
    <style:style style:name="T122" style:family="text">
      <style:text-properties fo:font-size="12pt" officeooo:rsid="00306d52" style:font-size-asian="10.5pt" style:font-size-complex="12pt"/>
    </style:style>
    <style:style style:name="T123" style:family="text">
      <style:text-properties fo:font-size="12pt" officeooo:rsid="00ca8123" style:font-size-asian="10.5pt" style:font-size-complex="12pt"/>
    </style:style>
    <style:style style:name="T124" style:family="text">
      <style:text-properties fo:font-size="12pt" fo:font-style="normal" officeooo:rsid="00c32eff" style:font-size-asian="10.5pt" style:font-style-asian="normal" style:font-size-complex="12pt" style:font-style-complex="normal"/>
    </style:style>
    <style:style style:name="T125" style:family="text">
      <style:text-properties fo:font-size="12pt" fo:font-style="normal" officeooo:rsid="00c3b491" style:font-size-asian="10.5pt" style:font-style-asian="normal" style:font-size-complex="12pt" style:font-style-complex="normal"/>
    </style:style>
    <style:style style:name="T126" style:family="text">
      <style:text-properties fo:font-size="12pt" fo:font-style="normal" officeooo:rsid="00c4b9ae" style:font-size-asian="10.5pt" style:font-style-asian="normal" style:font-size-complex="12pt" style:font-style-complex="normal"/>
    </style:style>
    <style:style style:name="T127" style:family="text">
      <style:text-properties fo:font-size="12pt" fo:font-style="normal" officeooo:rsid="00c55dcd" style:font-size-asian="10.5pt" style:font-style-asian="normal" style:font-size-complex="12pt" style:font-style-complex="normal"/>
    </style:style>
    <style:style style:name="T128" style:family="text">
      <style:text-properties fo:font-size="12pt" fo:font-style="normal" officeooo:rsid="00c6b012" style:font-size-asian="10.5pt" style:font-style-asian="normal" style:font-size-complex="12pt" style:font-style-complex="normal"/>
    </style:style>
    <style:style style:name="T129" style:family="text">
      <style:text-properties fo:font-size="12pt" fo:font-style="normal" officeooo:rsid="00ca26bf" style:font-size-asian="10.5pt" style:font-style-asian="normal" style:font-size-complex="12pt" style:font-style-complex="normal"/>
    </style:style>
    <style:style style:name="T130" style:family="text">
      <style:text-properties fo:font-size="12pt" fo:font-style="normal" officeooo:rsid="00a07a39" style:font-size-asian="10.5pt" style:font-style-asian="normal" style:font-size-complex="12pt" style:font-style-complex="normal"/>
    </style:style>
    <style:style style:name="T131" style:family="text">
      <style:text-properties fo:font-style="italic"/>
    </style:style>
    <style:style style:name="T132" style:family="text">
      <style:text-properties fo:font-style="italic" officeooo:rsid="001a1216" style:font-style-asian="italic" style:font-style-complex="italic"/>
    </style:style>
    <style:style style:name="T133" style:family="text">
      <style:text-properties fo:font-style="italic" officeooo:rsid="00334587" style:font-style-asian="italic" style:font-style-complex="italic"/>
    </style:style>
    <style:style style:name="T134" style:family="text">
      <style:text-properties fo:font-style="italic" officeooo:rsid="004dff98" style:font-style-asian="italic" style:font-style-complex="italic"/>
    </style:style>
    <style:style style:name="T135" style:family="text">
      <style:text-properties fo:font-style="italic" officeooo:rsid="00652a87" style:font-style-asian="italic" style:font-style-complex="italic"/>
    </style:style>
    <style:style style:name="T136" style:family="text">
      <style:text-properties fo:font-style="italic" officeooo:rsid="006c3aa3" style:font-style-asian="italic" style:font-style-complex="italic"/>
    </style:style>
    <style:style style:name="T137" style:family="text">
      <style:text-properties fo:font-style="italic" officeooo:rsid="006d60ed" style:font-style-asian="italic" style:font-style-complex="italic"/>
    </style:style>
    <style:style style:name="T138" style:family="text">
      <style:text-properties fo:font-style="italic" officeooo:rsid="00891d7d" style:font-style-asian="italic" style:font-style-complex="italic"/>
    </style:style>
    <style:style style:name="T139" style:family="text">
      <style:text-properties fo:font-style="italic" officeooo:rsid="009ad93f" style:font-style-asian="italic" style:font-style-complex="italic"/>
    </style:style>
    <style:style style:name="T140" style:family="text">
      <style:text-properties fo:font-style="italic" officeooo:rsid="00c6e890" style:font-style-asian="italic" style:font-style-complex="italic"/>
    </style:style>
    <style:style style:name="T141" style:family="text">
      <style:text-properties style:text-position="super 58%" fo:font-weight="normal" officeooo:rsid="00184d2f" style:font-weight-asian="normal" style:font-weight-complex="normal"/>
    </style:style>
    <style:style style:name="T142" style:family="text">
      <style:text-properties officeooo:rsid="001a1216"/>
    </style:style>
    <style:style style:name="T143" style:family="text">
      <style:text-properties officeooo:rsid="0024124e"/>
    </style:style>
    <style:style style:name="T144" style:family="text">
      <style:text-properties officeooo:rsid="0037f054"/>
    </style:style>
    <style:style style:name="T145" style:family="text">
      <style:text-properties style:text-underline-style="none" fo:font-weight="normal" officeooo:rsid="001dbd09" style:font-weight-asian="normal" style:font-weight-complex="normal"/>
    </style:style>
    <style:style style:name="T146" style:family="text">
      <style:text-properties style:text-underline-style="none" fo:font-weight="normal" officeooo:rsid="006141ed" style:font-weight-asian="normal" style:font-weight-complex="normal"/>
    </style:style>
    <style:style style:name="T147" style:family="text">
      <style:text-properties style:text-underline-style="none" fo:font-weight="normal" officeooo:rsid="001c87be" style:font-weight-asian="normal" style:font-weight-complex="normal"/>
    </style:style>
    <style:style style:name="T148" style:family="text">
      <style:text-properties style:text-underline-style="none" fo:font-weight="normal" officeooo:rsid="0068193a" style:font-weight-asian="normal" style:font-weight-complex="normal"/>
    </style:style>
    <style:style style:name="T149" style:family="text">
      <style:text-properties officeooo:rsid="003b9f24"/>
    </style:style>
    <style:style style:name="T150" style:family="text">
      <style:text-properties officeooo:rsid="003d157e"/>
    </style:style>
    <style:style style:name="T151" style:family="text">
      <style:text-properties officeooo:rsid="0052d39d"/>
    </style:style>
    <style:style style:name="T152" style:family="text">
      <style:text-properties officeooo:rsid="0056d2ed"/>
    </style:style>
    <style:style style:name="T153" style:family="text">
      <style:text-properties officeooo:rsid="0066d988"/>
    </style:style>
    <style:style style:name="T154" style:family="text">
      <style:text-properties officeooo:rsid="00866a47"/>
    </style:style>
    <style:style style:name="T155" style:family="text">
      <style:text-properties officeooo:rsid="00943f50"/>
    </style:style>
    <style:style style:name="T156" style:family="text">
      <style:text-properties officeooo:rsid="009ad93f"/>
    </style:style>
    <style:style style:name="T157" style:family="text">
      <style:text-properties officeooo:rsid="00caaa6d"/>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
      <text:p text:style-name="P4"/>
      <text:p text:style-name="P4"/>
      <text:p text:style-name="P4"/>
      <text:p text:style-name="P4"/>
      <text:p text:style-name="P4"/>
      <text:p text:style-name="P4"/>
      <text:p text:style-name="P4"/>
      <text:p text:style-name="P4"/>
      <text:p text:style-name="P4"/>
      <text:p text:style-name="P3"><text:span text:style-name="T155">Healed or Hindered?</text:span></text:p>
      <text:p text:style-name="P3"/>
      <text:p text:style-name="P3">A Quantitative Analysis of Labor Force Participation Rates and Medical Marijuana Laws in the United States</text:p>
      <text:p text:style-name="P3"/>
      <text:p text:style-name="P3"/>
      <text:p text:style-name="P3"/>
      <text:p text:style-name="P3"/>
      <text:p text:style-name="P3"/>
      <text:p text:style-name="P3"/>
      <text:p text:style-name="P5"/>
      <text:p text:style-name="P3"/>
      <text:p text:style-name="P3"/>
      <text:p text:style-name="P3"/>
      <text:p text:style-name="P3"/>
      <text:p text:style-name="P2"/>
      <text:p text:style-name="P2"/>
      <text:p text:style-name="P2"/>
      <text:p text:style-name="P2">Calvin Colson</text:p>
      <text:p text:style-name="P3"/>
      <text:p text:style-name="P3"/>
      <text:p text:style-name="P3"/>
      <text:p text:style-name="P3"/>
      <text:p text:style-name="P3">Submitted to Princeton University</text:p>
      <text:p text:style-name="P3">Department of Economics</text:p>
      <text:p text:style-name="P3"><text:s/>In Partial Fulfillment of the Requirements for the A.B. Degree</text:p>
      <text:p text:style-name="P3"/>
      <text:p text:style-name="P3"/>
      <text:p text:style-name="P2">April 8, 2020</text:p>
      <text:p text:style-name="P2"/>
      <text:p text:style-name="P2"/>
      <text:p text:style-name="P2"/>
      <text:p text:style-name="P44"/>
      <text:p text:style-name="P6">Abstract</text:p>
      <text:p text:style-name="P39">Acknowledgements</text:p>
      <text:p text:style-name="P39">Table of Contents</text:p>
      <text:p text:style-name="P39">List of Tables and Figures</text:p>
      <text:p text:style-name="P9"/>
      <text:p text:style-name="P13">Figure 1: 5</text:p>
      <text:p text:style-name="P13">Figure 2: 8</text:p>
      <text:p text:style-name="P13"/>
      <text:p text:style-name="P14">Table A1: appendix</text:p>
      <text:p text:style-name="P45"/>
      <text:p text:style-name="P7"><text:span text:style-name="T142">1</text:span>. Introduction</text:p>
      <text:p text:style-name="P7"/>
      <text:p text:style-name="P15"><text:tab/><text:span text:style-name="T2">There is no dearth of scientific, political, psychological, economic, cultural, or recreational discussion when it comes to the topic of a certain plant in modern conversations. I am referring to </text:span><text:span text:style-name="T3">the genus of plants known as Cannabis. Alternately, depending on strain and location, these plants may be known by a variety of other names, including Cannabis indica, Cannabis sativa, Cannabis americanus, Indian hemp, marijuana, weed, and so on. </text:span><text:span text:style-name="T4">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5">and by 650 B.C. its intoxicating properties had been documented in the Middle East </text:span><text:span text:style-name="T3">(</text:span><text:span text:style-name="T48">Mikuriya, </text:span><text:span text:style-name="T49">1969</text:span><text:span text:style-name="T3">). </text:span><text:span text:style-name="T4">From a more modern perspective, </text:span><text:span text:style-name="T5">there has been much fascination as well as controversy surrounding the plant </text:span><text:span text:style-name="T6">as well as the politics and legislation that have resulted in several American states adopting it as a legal medical treatment</text:span><text:span text:style-name="T5">. </text:span><text:span text:style-name="T7">The motivation of this paper stems from one of these pertinent controversies.</text:span></text:p>
      <text:p text:style-name="P16"><text:span text:style-name="T7"><text:tab/></text:span><text:span text:style-name="T27"> </text:span><text:span text:style-name="T26"><text:s/></text:span><text:span text:style-name="T29">Shortly after the onset of the 21</text:span><text:span text:style-name="T141">st</text:span><text:span text:style-name="T29"> century, the United States experienced a sharp decline in multiple labor force metrics. Among those metrics, the labor force participation rate, or the ratio between the labor force (both the employed and the unemployed actively seeking employment) and the total population, was particularly affected experiencing nearly a 5% decrease from peak to low point </text:span><text:span text:style-name="T25">(Krueger, 2017; “Civilian Labor Force Participation Rate.”, 2020)</text:span><text:span text:style-name="T29">. </text:span><text:span text:style-name="T8">While it is important to note that the drop</text:span><text:span text:style-name="T29">s</text:span><text:span text:style-name="T8"> </text:span><text:span text:style-name="T29">are correlated with the 2001 and</text:span><text:span text:style-name="T8"> 2007-2009 recession</text:span><text:span text:style-name="T29">s</text:span><text:span text:style-name="T8">, the decrease cannot be entirely explained by th</text:span><text:span text:style-name="T29">e</text:span><text:span text:style-name="T8">s</text:span><text:span text:style-name="T29">e</text:span><text:span text:style-name="T8"> economic event</text:span><text:span text:style-name="T29">s</text:span><text:span text:style-name="T8">. </text:span><text:span text:style-name="T9">Evidence for this can be seen in the same study by </text:span><text:span text:style-name="T29">Krueger</text:span><text:span text:style-name="T9">, cited above, where a breakdown of the trends of the labor force participation rate by age and gender are presented and discussed. Most notably, </text:span><text:span text:style-name="T10">the drop in the </text:span><text:span text:style-name="T30">labor force participation</text:span><text:span text:style-name="T10"> rate of</text:span><text:span text:style-name="T9"> ‘prime age workers’, or </text:span><text:soft-page-break/><text:span text:style-name="T9">those between the ages of 25 to 54, </text:span><text:span text:style-name="T10">has been the focus of attention.</text:span><text:span text:style-name="T9"> </text:span><text:span text:style-name="T10">This paper will attempt to analyze one of the conjectured potential </text:span><text:span text:style-name="T9">causes </text:span><text:span text:style-name="T10">of the decline in the labor force participation rate in recent years, namely, that of </text:span><text:span text:style-name="T6">medical </text:span><text:span text:style-name="T10">marijuana legalization. </text:span></text:p>
      <text:p text:style-name="P15"><text:span text:style-name="T11"><text:tab/>In light of recent legislation legalizing marijuana and marijuana-</text:span><text:span text:style-name="T12">derived</text:span><text:span text:style-name="T11"> products (both those with and without psychoactive properties) </text:span><text:span text:style-name="T13">(Marijuana Policy Project, 2019)</text:span><text:span text:style-name="T11">, it is no surprise that there is much speculation as to the effects that this substance has on both individual behavior and macro-scale systems, </text:span><text:span text:style-name="T13">including the labor force</text:span><text:span text:style-name="T11">. </text:span><text:span text:style-name="T12">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1">(</text:span><text:span text:style-name="T2">and </text:span><text:span text:style-name="T11">especially </text:span><text:span text:style-name="T12">their</text:span><text:span text:style-name="T11"> </text:span><text:span text:style-name="T2">principal </text:span><text:span text:style-name="T11">psycho</text:span><text:span text:style-name="T2">active component, </text:span><text:span text:style-name="T5">delta-nine-t</text:span><text:span text:style-name="T2">etrahydrocannabinol <text:s/>(THC)). </text:span><text:span text:style-name="T14">In addition to the cardio-vascular risks of chronic smoking, which is one of the </text:span><text:span text:style-name="T13">most</text:span><text:span text:style-name="T14"> preferred forms of consumption,</text:span><text:span text:style-name="T2"> </text:span><text:span text:style-name="T14">akin to other psychoactive drugs labeled as “central nervous system depressants”, consumption of THC has been purported to be linked to “weakness, mood changes, and dizziness” (Benbadis et al., 2014) </text:span><text:span text:style-name="T15">(</text:span><text:span text:style-name="T145">See Section </text:span><text:span text:style-name="T146">3.</text:span><text:span text:style-name="T148">2</text:span><text:span text:style-name="T145"> for</text:span><text:span text:style-name="T147"> more detailed discussion as to the </text:span><text:span text:style-name="T145">beneficial and adverse effects of marijuana consumption</text:span><text:span text:style-name="T15">)</text:span><text:span text:style-name="T14">. Extrapolating these symptoms out further,</text:span><text:span text:style-name="T11"> One of the more common and long-standing speculations is to make a causal link between the consumption of marijuana </text:span><text:span text:style-name="T2">and a psychological disorder known as </text:span><text:span text:style-name="T16">the amotivational syndrome. </text:span><text:span text:style-name="T17">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7">The implications of these results are important to the focus of this paper, because it might lead one to believe that increased usage of marijuana could significantly </text:span><text:span text:style-name="T18">cause a negative</text:span><text:span text:style-name="T7"> impact </text:span><text:span text:style-name="T18">on </text:span><text:span text:style-name="T7">the economy, and specifically the labor market. </text:span><text:span text:style-name="T18">The reverse side of this argument is also worth noting. That is, that </text:span><text:soft-page-break/><text:span text:style-name="T18">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3">understanding the</text:span><text:span text:style-name="T18"> connection between </text:span><text:span text:style-name="T13">the labor force and marijuana legalization and usage. </text:span><text:span text:style-name="T10">In an attempt to quantitatively assess aspects of this relationship, this paper compares data between the aforementioned and partially-contemporaneous events of the recent decline of the labor force participation rate and the national-</text:span><text:span text:style-name="T19">wide state-level </text:span><text:span text:style-name="T10">legalization of marijuana in the United States.</text:span></text:p>
      <text:p text:style-name="P15"><text:span text:style-name="T10"><text:tab/></text:span><text:span text:style-name="T20">In order to accomplish this goal the remainder of this paper will have the following structure. Section </text:span><text:span text:style-name="T47">2</text:span><text:span text:style-name="T20">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text:span><text:span text:style-name="T47">3</text:span><text:span text:style-name="T20">’s purpose is to give an overview and discuss previously published literature that is relevant to this topic. In doing so, it will become clear how this paper makes a unique contribution to the existing literature, and where its conclusions might differ from those that came before it. Section </text:span><text:span text:style-name="T47">4</text:span><text:span text:style-name="T20"> gives information on the data that was used to construct this study. This paper will provide information on both the structure and manipulation of the </text:span><text:span text:style-name="T23">data-sets</text:span><text:span text:style-name="T20"> in order that the results arrived at </text:span><text:span text:style-name="T21">in Section </text:span><text:span text:style-name="T47">5</text:span><text:span text:style-name="T20"> may be accurately reproduced or otherwise modified </text:span><text:span text:style-name="T21">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text:span><text:span text:style-name="T47">6</text:span><text:span text:style-name="T21"> includes the results of the regressions, as well as an interwoven discussion and analysis of their implications. </text:span><text:soft-page-break/><text:span text:style-name="T21">Here, comparisons will be made between the outcomes of this study and those of previous related studies. This section will attempt to provide explanations for the differences and similarities between the respective results. Lastly, Section </text:span><text:span text:style-name="T47">7</text:span><text:span text:style-name="T21"> </text:span><text:span text:style-name="T22">is a conclusion that attempts to concisely reiterate 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46"/>
      <text:p text:style-name="P11">2. Background</text:p>
      <text:p text:style-name="P37">2.1. Labor Force Trends</text:p>
      <text:p text:style-name="P18"><text:span text:style-name="T22"><text:tab/></text:span><text:span text:style-name="T8">From the period of 1999-2018 </text:span><text:span text:style-name="T9">in the U.S.</text:span><text:span text:style-name="T8">, the employment-to-population ratio experienced a fall of almost 4% </text:span><text:span text:style-name="T9">(Abraham and Kearney, 2019)</text:span><text:span text:style-name="T8">. </text:span><text:span text:style-name="T24">Likewise, in approximately the same time frame, </text:span><text:span text:style-name="T25">the labor force participation rate made a similar but even greater </text:span><text:span text:style-name="T37">overall </text:span><text:span text:style-name="T25">drop in magnitude. </text:span><text:span text:style-name="T30">As can be seen in Figure 1 </text:span><text:span text:style-name="T36">below</text:span><text:span text:style-name="T30"> </text:span><text:span text:style-name="T37">(data to construct this graph was obtained from the Bureau of Labor Statistics</text:span><text:span text:style-name="T30">, </text:span><text:span text:style-name="T37">see references)</text:span><text:span text:style-name="T36">,</text:span><text:span text:style-name="T30"> which presents </text:span><text:span text:style-name="T36">annualized averages of</text:span><text:span text:style-name="T30"> </text:span><text:span text:style-name="T31">the national labor force participation rate </text:span><text:span text:style-name="T36">and employment-to-population ratio</text:span><text:span text:style-name="T31"> from </text:span><text:span text:style-name="T36">1948 to 2020</text:span><text:span text:style-name="T31">, </text:span><text:span text:style-name="T36">f</text:span><text:span text:style-name="T24">rom its peak </text:span><text:span text:style-name="T25">in</text:span><text:span text:style-name="T24"> </text:span><text:span text:style-name="T25">January of 2000 of 67.3%, the national labor participation dropped to 62.4% in September of 2015, a percentage lower than the country had experienced since the seventies (Krueger, 2017; “Civilian Labor Force Participation Rate.”, 2020). </text:span></text:p>
      <text:p text:style-name="P19"><draw:frame draw:style-name="fr1" draw:name="Image1" text:anchor-type="paragraph" svg:width="6.9252in" svg:height="3.7862in" draw:z-index="0"><draw:image xlink:href="Pictures/20000A9E00006B3C00003AA1B742C0CDBBFFA8C2.svm" xlink:type="simple" xlink:show="embed" xlink:actuate="onLoad" loext:mime-type="image/x-vclgraphic"/><draw:image xlink:href="Pictures/100002000000040E00000237DE989AA7D6C031D8.png" xlink:type="simple" xlink:show="embed" xlink:actuate="onLoad"/></draw:frame>Figure 1</text:p>
      <text:p text:style-name="P18"><text:soft-page-break/><text:span text:style-name="T25"><text:tab/>Since that 2015 low, labor force participation has only improved marginally, </text:span><text:span text:style-name="T26">averaging in the high 62%’s. These two measures of the labor force are closely related, but differ in that the employment-to-population ratio measures the proportion between employed individuals and the total working-age population, whereas the labor force participation rate measures the proportion between the entire labor force (this includes those people actively seeing employment, but not yet employed) and the total population</text:span><text:span text:style-name="T24">. </text:span><text:span text:style-name="T26">Historically, these two measures tend to move together in response to relevant factors, and while this is </text:span><text:span text:style-name="T38">largely </text:span><text:span text:style-name="T26">true in this interval as well, the increased magnitude of the labor force participation rate in their relative changes </text:span><text:span text:style-name="T38">(since 2000)</text:span><text:span text:style-name="T26"> provides interest for study. </text:span><text:span text:style-name="T27">Namely, the portion of the labor force not accounted for in the employment-to-population ratio, that is, the unemployed portion of the labor force, </text:span><text:span text:style-name="T28">had a greater proportionate drop than the employed portion of the labor force. </text:span><text:span text:style-name="T32">This points to a different factor in </text:span><text:span text:style-name="T34">the </text:span><text:span text:style-name="T32">decreasing </text:span><text:span text:style-name="T34">of </text:span><text:span text:style-name="T32">the labor force </text:span><text:span text:style-name="T34">metrics</text:span><text:span text:style-name="T32"> </text:span><text:span text:style-name="T34">besides just the</text:span><text:span text:style-name="T32"> economic recession and </text:span><text:span text:style-name="T34">its typical</text:span><text:span text:style-name="T33"> </text:span><text:span text:style-name="T32">lower supply of </text:span><text:span text:style-name="T34">suitable/desirable</text:span><text:span text:style-name="T33"> </text:span><text:span text:style-name="T32">employment opportunities. </text:span><text:span text:style-name="T34">That factor is likely concerned with aspects more closely related to the individuals that comprise (or formerly comprised) the labor force, and </text:span><text:span text:style-name="T35">less so to external market conditions. </text:span><text:span text:style-name="T38">This assumption is strengthened even further by analyzing the graph around the regions of recent recessions (2001 and 2007-2009). During and following these years, it can be seen that the employment</text:span><text:span text:style-name="T39">-to</text:span><text:span text:style-name="T38">-</text:span><text:span text:style-name="T39">population </text:span><text:span text:style-name="T38">ratio experiences much steeper declines than that of the labor force participation rate, following the state of the overall economy closer and more quickly. The </text:span><text:span text:style-name="T39">decline of the labor force participation rate is more drawn out however, and continues to decline (especially relative to the employment-to-population ratio) in spite of the recovering economical conditions following the recessions.</text:span></text:p>
      <text:p text:style-name="P17"><text:span text:style-name="T34"><text:tab/></text:span><text:span text:style-name="T40">The most prominent factors analyzed by Krueger (2017) in his study “Where Have All the Workers Gone? An Inquiry into the Decline of the U.S. Labor Force Participation Rate” are increased retirement rates due to the aging of workers, and a “secular decline in the labor force participation of prime age men”. </text:span><text:span text:style-name="T41">More generally speaking, these factors can also be described by breaking the change </text:span><text:soft-page-break/><text:span text:style-name="T41">in the labor force participation rate into two components: one due to the change in rates of participation within certain groups of the population, and the other due to changes in the population shares of those groups as a part of the total </text:span><text:span text:style-name="T42">population</text:span><text:span text:style-name="T41"> </text:span><text:span text:style-name="T42">(see equation 2 in Krueger, 2017)</text:span><text:span text:style-name="T41">. The </text:span><text:span text:style-name="T42">aspect of the aging of workers falls into the second of these components.</text:span><text:span text:style-name="T41"> Krueger shows that the percentage of the labor force age 55 and over increased from 26.3% to 35.6% from 1997 to 2017. </text:span><text:span text:style-name="T42">The population share for ages 25-54 has correspondingly fallen from 57.5% to 49.3%. This means that the composition of the population has shifted more heavily towards a group with lower labor force participation rates, and this explains “well over half” of the drop in labor force participation rates since the start of the century. This conclusion is also heavily supported by prior research </text:span><text:span text:style-name="T43">which the Council of Economic Advisors provides a survey of (CEA 2014).</text:span><text:span text:style-name="T41"> </text:span><text:span text:style-name="T43">The other component of the change in labor force participation rates, </text:span><text:span text:style-name="T44">that of </text:span><text:span text:style-name="T43">changes in rates within certain groups, is the main focus of Krueger’s article. </text:span><text:span text:style-name="T44">In addition to other factors, including the decline in labor force participation for young men and women offset by higher college enrollment rates, h</text:span><text:span text:style-name="T43">e </text:span><text:span text:style-name="T40">speculates that a substantial part of this secular decline is related to “</text:span><text:span text:style-name="T44">a significant supply-side barrier of prime age men, namely, health-related problems.”</text:span><text:span text:style-name="T40"> </text:span><text:span text:style-name="T45">Many of those individuals not in the labor force report experiencing pain and taking pain medication for it. Specifically, Krueger focuses on opioid pain medications and prescriptions and their role in affecting the labor force status of these individuals. </text:span><text:span text:style-name="T46">It is a possibility that the effect could be depressive and keeping individuals out of the labor force, as Krueger’s data seems to imply.</text:span><text:span text:style-name="T45"> Just as the American opioid crisis is largely temporally concurrent with the decline of the labor force participation rate, so is the legalization of medical marijuana. </text:span><text:span text:style-name="T46">This provides a parallel and alternative explanation of a particular aspect of the decline of the labor force participation rate.</text:span></text:p>
      <text:p text:style-name="P47"/>
      <text:p text:style-name="P34"><text:span text:style-name="T132">2.</text:span><text:span text:style-name="T138">2</text:span><text:span text:style-name="T132">. </text:span><text:span text:style-name="T133">Progress of Medical Marijuana</text:span></text:p>
      <text:p text:style-name="P22"><text:tab/><text:span text:style-name="T144">While it is true that government-sponsored legal medical marijuana could be attained in some counties or programs prior, the first state to legalize medical marijuana on a state-wide basis was California on November 5, 1996 (“Historical Timeline - Medical Marijuana”). Since that date to the time that this paper is being written, nearly every year, additional states have followed in passing state-wide legislation to oversee the prescription and usage of marijuana. As a result, currently there are a majority of states that have passed laws allowing for legal medical use of marijuana. For an excellent graphic on the legal condition of cannabis in the U.S. by state, see the Wikipedia article, Timeline of cannabis laws in the United States. Additionally, I have included this graphic below as Figure 2.</text:span></text:p>
      <text:p text:style-name="P26"><draw:frame draw:style-name="fr2" draw:name="Image2" text:anchor-type="paragraph" svg:x="0.0256in" svg:y="0.0374in" svg:width="6.9252in" svg:height="4.2181in" draw:z-index="1"><draw:image xlink:href="Pictures/1000020100000320000001EFA83B122ADF2268DB.png" xlink:type="simple" xlink:show="embed" xlink:actuate="onLoad" loext:mime-type="image/png"/></draw:frame><draw:frame draw:style-name="fr2" draw:name="Image3" text:anchor-type="paragraph" svg:x="4.5984in" svg:y="0.0862in" svg:width="1.5882in" svg:height="0.6571in" draw:z-index="2"><draw:image xlink:href="Pictures/100002010000029700000112A1AAF382C6F637D1.png" xlink:type="simple" xlink:show="embed" xlink:actuate="onLoad" loext:mime-type="image/png"/></draw:frame>Figure 2</text:p>
      <text:p text:style-name="P27">(Source: Timeline of Cannabis laws in the United States, Wikipedia)</text:p>
      <text:p text:style-name="P23"><text:soft-page-break/><text:tab/>In the above graphic, blue colored states of which there are 12 (including Washington D.C.) represent states which have legalized recreational marijuana usage, and thus also medical marijuana usage. Dark-green colored states have legalized medical marijuana usage, but not recreational; there are 22 of these. This means that there are a total of 33 states (and Washington D.C.) that allow legal medical marijuana use. Furthermore, the light-green states <text:span text:style-name="T149">have legalized some form of marijuana for medical use, but with restrictions on the amount of THC that the product contains. These restrictions range anywhere from no THC content at all (Kentucky), to up to 5% of THC content (Georgia and Virginia) (Hanson and Garcia, 2020). Lastly, the states marked with the letter ‘D’ have passed legislation that decriminalizes possession and usage of small amounts of marijuana. Due to the open and editable nature of Wikipedia, it is important to note that the statuses of states shown in the graphic were confirmed through cross-reference with the Marijuana Policy Project statuses listed on their website. As can be seen solely from this information, there is a lot of variation in legislation overseeing marijuana prescription, usage, and possession. In addition to the classes of legality listed above, there are also various punitive measures and cultivation regulations specific to different states that require consideration. These factors all ultimately contribute to public sentiment about marijuana in addition to usage statistics. Lastly, in order to present a timeline and intuition of the frequency in which these MMLs were passed, Table A1 in the appendix presents the effective dates in which the MMLs were enacted (the state laws with limited THC are not presented here) in their respective states, as well as additional dates showing the enactment of laws regulating collective cultivation of marijuana, dispensary oversight, non-specific pain as a qualifying condition, and mandatory registration for medical marijuana receiving patients.</text:span></text:p>
      <text:p text:style-name="P48"/>
      <text:p text:style-name="P12">3. Literature Review</text:p>
      <text:p text:style-name="P35"><text:span text:style-name="T134">3</text:span><text:span text:style-name="T132">.1. </text:span><text:span text:style-name="T134">Marijuana Usage </text:span><text:span text:style-name="T135">and MMLs</text:span></text:p>
      <text:p text:style-name="P24"><text:tab/>From a rational perspective, the first step in examining a potential causal relationship between MMLs and labor force outcomes does not actually involve the labor force at all. That is, we first need to establish the connection between the passage of MMLs and the change in usage that results from it. <text:span text:style-name="T151">According to Sabia &amp; Nguyen (2018), using information from the National Survey on Drug Use and Health (NSDUH) from the years 2002 and 2014, in that time frame, “consumption among adults ages 18 and older rose from 6.0 to 8.5%” They also note that the most significant increase occurred during the year 2008. However, I was unable to verify this information fully, as the Substance Abuse and Mental Health Services Administration (SAMHSA) which publishes the NSDUH currently only provides the detailed table information cited by Sabia &amp; Nguyen ranging back to 2004 and not 2002. Furthermore, it is not exactly clear what Sabia &amp; Nguyen mean by “consumption” in this case. It could imply marijuana use in any specific time frame, but much more likely, in the past month.</text:span></text:p>
      <text:p text:style-name="P24"><text:span text:style-name="T151"><text:tab/>Because this is the primary literature establishing a link between labor market outcomes and MMLs, I have also followed the pattern of providing marijuana usage trend analysis from the NSDUH for the available (and more modern dates). <text:s/>To elaborate, analyzing data from the 2003 &amp; 2004 surveys, the tables (Substance Abuse and Mental Health Services Administration, 2005) report that 6.0% of Persons surveyed aged 18 or older had used marijuana in the last month at the time of the survey in 2003. In the last year, since the question was answered, that percentage was 10.1%, and in answer to the question of ever having used marijuana in their lifetime, 43.1% of the persons interviewed answered positively. As stated by Sabia &amp; Nguyen, over time these number have increased significantly. In illustration the ‘Detailed Tables’ produced by SAMHSA following the 2018 NSDUH </text:span><text:soft-page-break/><text:span text:style-name="T151">(Substance Abuse and Mental Health Services Administration, 2019) report the following percentages for marijuana usage for persons aged 18 and older: 10.5% in the last month since question was answered, 16.2% in the last year, and 48.3% in regards to having ever used. In terms of monthly usage, the percentage has almost doubled since 2003.</text:span></text:p>
      <text:p text:style-name="P24"><text:span text:style-name="T151"><text:tab/>The demographic breakdowns of these trends also prove interesting. For these demographic breakdowns, I have specifically focused on the data for usage in the past month, as it would be the closest approximation of regular usage within this particular set of data. In 2003 twice as many males reported using marijuana in the past month than females did (8% and 4% respectively). In 2018 the survey showed that 12.9% of males reported past month usage relative to 8.2% of females. This is a 21.3% reduction in the ratio between male and female monthly usage. When it comes to breakdown of the statistics by age, unfortunately, the tables do not provide too discrete of data. The age divisions that do not overlap are ages 12-17, 18-25, and 26+. We will ignore the youngest division at this time, because although the progress of MMLs is very likely to affect even the usage statistics of members of this age range through public sentiment and other mechanisms, the overlap between them and members of the labor force is relatively small, so it will not be applicable to later discussion. In 2003, 17% of persons aged 18-25 reported using marijuana in the past month, compared to 22.1% in 2018. Likewise, for persons aged 26+, 4% reported using marijuana in the past month, compared to 8.6% in 2018. Again we see a moderate proportionate increase in one group relative to a large increase in another. There is not too much disparity in the increases in monthly usage along racial lines with the largest exception being the Asian population which has over tripled its usage (from 1.8% to 5.8%) in the time frame, whereas most other racial groups have approximately doubled their percentage of users in the statistic. These reports show that the groups least likely to use marijuana in 2003 are the same groups that experienced the largest proportional increase in marijuana usage by 2018. It is quite possible that this effect could be partially explained by the normalizing nature (see section 3.2) of MMLs on </text:span><text:soft-page-break/><text:span text:style-name="T151">mainstream culture and its opinion about marijuana. That is, that groups which were most adverse to marijuana usage in the past were also most susceptible to having their aversions allayed by the public acceptance of medical marijuana usage demonstrated by the passing of MMLs. Lastly, as a more concrete tie-in to the issue of the labor force, in 2003 the percentages of persons older than 18 who reported using marijuana in the past month by employment status were: 6.3%, 8.4%, and 13.8% for full-time, part-time, and unemployed populations respectively. These percentages increased to 11.1%, 13.4%, and 20.4% (respectively) for the year of 2018. Here, we see the similar trend of the smallest percentage groups experiencing the greatest proportional increase. We also see the pronounced difference in the percentage of users who are unemployed relative to the other two groups. This larger magnitude of non-employed users will be seen to also appear when analyzing the pain-medication prescription rates (of which medical marijuana can fall into) by labor-force status (Krueger, 2017) (see section 3.2). The data makes an important distinction here to list these ‘unemployed’ individuals as being the unemployed portion of the labor force. It is also important to note, that as with any data about potentially illicit substances, anonymous or not, there is likely a degree of underestimation of usage. While marijuana is less susceptible to this effect than other perhaps more stigmatized drugs, the effect could still be substantial on the reported numbers. Additionally because many of the questions in the NSDUH contain topics relevant to the span of a year are longer, there is also potential recall bias at play (Volkow et al., 2019).</text:span></text:p>
      <text:p text:style-name="P25"><text:tab/><text:span text:style-name="T153">With this understanding of the trends of marijuana usage since 2003, we can now analyze the role that MMLs have played in contributing to them. Wen et al. (2015) finds that the implementation of an MML “leads to a relative 14 percent increase in the probability of past-month marijuana use and a 15 percent increase in the probability of almost daily/daily marijuna use among adults aged 21 or above. This same study also found a correlation between MML implementation and binge drinking for this same age group, but no significant correlation between MML passage and usage of harder drugs, </text:span><text:soft-page-break/><text:span text:style-name="T153">thereby not supporting the argument of a ‘gateway’ effect of MMLs to harder substances. Anderson and Rees (2011) also find that implementation of MMLs are correlated with a “2.2 to 5.4 percentage” increase in marijuana use for populations aged over 18, in the states of Montana and Rhode Island. While MMLs are focused on the legal prescriptive effects of marijuana, it is very unlikely that their enactments solely impact legal marijuana usage. One study shows that the passage of MMLs is accompanied by a 15-20 percent increase in marijuana arrests for adult males, and a 10-20 percent increase in marijuana-related admissions to reabilitation centers (Chu, 2014). This implies that there is a very substantial ‘spillover’ effect of MMLs into the non-medical marijuana market. It is speculated that this effect is primarily driven by changes in public sentiment towards marijuana due partially to MMLs, as well as to the direct effect on the supply-side of the market for marijuana due to increased availability from dispensaries. In fact, Anderson et al. (2013) finds that MMLs are correlated with “9.8 to 26.2 percent decline in the street price of high-grade marijuana). These studies provide a comprehensive picture that the enactment of MMLs increases marijuana usage in a substantial manner throughout several groups of marijuana users, both medical and recreational.</text:span></text:p>
      <text:p text:style-name="P25"/>
      <text:p text:style-name="P36"><text:span text:style-name="T134">3</text:span><text:span text:style-name="T132">.</text:span><text:span text:style-name="T136">2</text:span><text:span text:style-name="T132">. </text:span><text:span text:style-name="T136">Mechanisms in which MMLs </text:span><text:span text:style-name="T137">A</text:span><text:span text:style-name="T136">ffect </text:span><text:span text:style-name="T137">L</text:span><text:span text:style-name="T136">abor </text:span><text:span text:style-name="T137">P</text:span><text:span text:style-name="T136">articipation</text:span></text:p>
      <text:p text:style-name="P51"><text:span text:style-name="T136"><text:tab/></text:span><text:span text:style-name="T56">The overall effect of MMLs on labor participation is theoretically ambiguous because there are mechanisms at work which could influence the labor participation rate in positive and negative directions. First, concerning the positive aspect of MMLs on labor participation, </text:span><text:span text:style-name="T59">some studies suggest improvement of pain symptoms, especially those connected to rheumatic</text:span><text:span text:style-name="T56"> </text:span><text:span text:style-name="T59">diseases when treated with herbal medical marijuana or cannabinoids</text:span><text:span text:style-name="T56">. </text:span><text:span text:style-name="T64">Theoretically, if MMLs are increasing marijuana usage and resulting in the successful treatment of debilitating disorders, then the labor force will be healthier and more people will be actively seeking employment, thereby raising the labor force participation rate.</text:span></text:p>
      <text:p text:style-name="P51"><text:soft-page-break/><text:span text:style-name="T64"><text:tab/></text:span><text:span text:style-name="T60">Much of this research is centered around fibromyalgia, as there are not many effective treatments for the main complaint of this disorder: pain. </text:span><text:span text:style-name="T56">Fiz, J., Durán, M., Capellà, D., Carbonell, J., &amp; Farré, M. (2011) </text:span><text:span text:style-name="T60">concluded that the administering of cannabis (both smoked, oral, and combined) was “associated with beneficial effects on some FM symptoms”</text:span><text:span text:style-name="T56">. </text:span><text:span text:style-name="T60">More specifically, in the study (N=56), </text:span><text:span text:style-name="T61">after only two hours of marijuana usage, visual analogue scales showed a statistically significant (p&lt;0.001) “reduction of pain</text:span><text:span text:style-name="T60"> <text:s/></text:span><text:span text:style-name="T61">and stiffness, enhancement of relaxation, and an increase in the feeling of well being”. Additionally, there was a significant but slight increase in cannabis users mental health component summary scores (Short Form 36 Health Survey) relative to the non-users. Bonn-Miller, Marcel O., Michael J. Zvolensky, and Amit Bernstein </text:span><text:span text:style-name="T65">(</text:span><text:span text:style-name="T61">2007</text:span><text:span text:style-name="T65">) additionally support the claim of marijuana treatment improving mental health through potential reduction of anxiety.</text:span><text:span text:style-name="T56"> Habib, G., &amp; Artul, S. (2018) </text:span><text:span text:style-name="T60">also </text:span><text:span text:style-name="T59">report that a sample (N = 26) of patients in two Israeli hospitals, unanimously reported “significant improvement” in all parameters related to pain after commencing medical marijuana treatment </text:span><text:span text:style-name="T60">for fibromyalgia</text:span><text:span text:style-name="T59">. </text:span><text:span text:style-name="T57">However, there are also studies that argue against the efficacy and even safety of prescribing cannabinoids for treatment of rheumatic diseases. </text:span><text:span text:style-name="T62">Stockings, Campbell, Hall, et al. (2018) offer a review on cannabis as a treatment for chronic non-cancer pain conditions (CNCP) which included a wide range of disorders, among which are fibromyalgia, rheumatoid arthritis, multiple sclerosis-related pain, and other CNCPs. This review</text:span><text:span text:style-name="T57"> </text:span><text:span text:style-name="T62">concludes with the opinion that it is “unlikely that cannabinoids are highly effective medicines for CNCP”, due to </text:span><text:span text:style-name="T63">limited effectiveness and </text:span><text:span text:style-name="T62">potential of adverse effects</text:span><text:span text:style-name="T57">. </text:span><text:span text:style-name="T63">This same review however, also shows that the reduction in pain experienced by cannabis users relative to placebo users is significant, but with a small magnitude (29% self-reported reduction vs. 25.9% for placebo). </text:span><text:span text:style-name="T57"><text:s/>Fitzcharles, M., Baerwald, C., Ablin, J. et al. (2016) </text:span><text:span text:style-name="T58">found no consistent “superiority of cannabinoids over controls (placebo, amitriptyline)” and additionally some participants reported side effects including sleep problems, fatigue, limitations of </text:span><text:soft-page-break/><text:span text:style-name="T58">quality of life</text:span><text:span text:style-name="T57">. </text:span><text:span text:style-name="T62">In fact, this reporting of side effects is common to all of the sections above-cited studies, with drowsiness and fatigue being especially prevalent.</text:span></text:p>
      <text:p text:style-name="P51"><text:span text:style-name="T62"><text:tab/></text:span><text:span text:style-name="T63">The results of these studies draw a conflicted picture of the efficacy of marijuana in treating disorders, but if the significant reductions in pain </text:span><text:span text:style-name="T65">and anxiety</text:span><text:span text:style-name="T63"> are considered, it is reasonable to believe that treating patients with medical marijuana could result in a larger supply of labor and a more efficient labor force </text:span><text:span text:style-name="T64">that is</text:span><text:span text:style-name="T63"> less impeded by medical complications. </text:span><text:span text:style-name="T66">To cap off this point</text:span><text:span text:style-name="T65">, Bradford and Bradford (2016) also note the possibility of medical marijuana serving as a substitute for other drugs, especially opioids, in pain management. </text:span><text:span text:style-name="T66">Th</text:span><text:span text:style-name="T76">e</text:span><text:span text:style-name="T66">s</text:span><text:span text:style-name="T76">e</text:span><text:span text:style-name="T66"> substitution</text:span><text:span text:style-name="T76">s</text:span><text:span text:style-name="T66"> could relieve adverse effects caused by more harmful drugs </text:span><text:span text:style-name="T75">and usage habits,</text:span><text:span text:style-name="T66"> thereby also increasing labor force participation and efficacy. </text:span><text:span text:style-name="T76">On the same note, Crost, B., &amp; Guerrero, S. (2012) provide findings that marijuana and alcohol are substitute goods, evidenced by a sharp drop-off of marijuana usage in individuals who turn 21 years of age, the US minimum legal drinking age. </text:span><text:span text:style-name="T77">There are conflicted findings as to the </text:span><text:span text:style-name="T78">potential </text:span><text:span text:style-name="T77">effect</text:span><text:span text:style-name="T78">s</text:span><text:span text:style-name="T77"> of this </text:span><text:span text:style-name="T78">supposed </text:span><text:span text:style-name="T77">substitution on labor force outcomes. </text:span><text:span text:style-name="T78">For instance, Mullahy, J., &amp; Sindelar, J. (1996) </text:span><text:span text:style-name="T79">found that “problem drinking” is associated with higher unemployment. Renna, F. (2008) also finds that regular alcohol consumption can reduce multiple labor force outcomes including hours worked</text:span><text:span text:style-name="T77">. However, several other studies find a positive correlation between alcohol consumption and positive labor market outcomes. Lye, J., &amp; Hirschberg, J. (2010) offer a good review of these, as well as possible shortcomings in methodology that might compromise the integrity of their findings. </text:span><text:span text:style-name="T78">Furthermore, of critical importance in the direction and intensity of this effect is frequency and volume of the drinking, of which the literature often does not establish discrete standardization.</text:span></text:p>
      <text:p text:style-name="P51"><text:span text:style-name="T63"><text:tab/></text:span><text:span text:style-name="T64">Conversely, there is also evidence suggesting opposite, negative effect</text:span><text:span text:style-name="T67">s</text:span><text:span text:style-name="T64"> of MMLs on the labor force participation rate. </text:span><text:span text:style-name="T67">In addition to the side effects mentioned in the previous paragraph, </text:span><text:span text:style-name="T68">there is substantial evidence of cannabis usage increasing the </text:span><text:span text:style-name="T69">possibility</text:span><text:span text:style-name="T68"> of mental health problems. </text:span><text:span text:style-name="T86">Van </text:span><text:span text:style-name="T68">Ours, J. C., &amp; Williams, J. (2009) </text:span><text:span text:style-name="T70">offer an empirical causality study on the association between cannabis use </text:span><text:soft-page-break/><text:span text:style-name="T70">and mental illness, in which their results suggest usage to have an negative effect on mental health, “with frequent current use having a larger effect than infrequent current use or past use.” The same authors also published an overview (2015) of the literature surrounding cannabis use and health, education, and labor market effects. They conclude that while there are no major harmful health effects of moderate cannabis use, there is evidence of reduced mental well-being for heavy users, especially those predisposed to mental health issues. They also note </text:span><text:span text:style-name="T71">robust evidence (Lynskey and Hall, 2000; Macleod et al., 2004) that early cannabis is correlated with lower levels of educational attainment. </text:span><text:span text:style-name="T81">Strengthening these findings</text:span><text:span text:style-name="T80">, Volkow et al. (2016) find associations with heavy/frequent marijuana usage and diminished learning, poorer memory, and attention issues.</text:span></text:p>
      <text:p text:style-name="P51"><text:span text:style-name="T71"><text:tab/>Tying into the potential reasons for this association, </text:span><text:span text:style-name="T72">for a physical aspect, Irons et al. (2014) shows an association between low physical activity and likelier usage of cannabis from past/quitting cannabis users, however, to be fair, this research more likely suggests lower physical activity resulting in cannabis usage instead of the other way around. Pesta et al. (2013) argues a general belief that marijuana usage has ergolytic effects, with the most relevant explanation for this study being an “achievement of maximum heart rate at reduced workloads”. This paired with adverse effects to standing steadiness, reaction time, psycho-motor performance, and deficits in general performance could contribute to a cannabis user getting physically exhausted more quickly, and performing less competently in a professional context than a non-user. These two studies are used by Sabia &amp; Nguyen (2018) to argue a lethargy association with marijuana usage. </text:span></text:p>
      <text:p text:style-name="P51"><text:span text:style-name="T72"><text:tab/>Perhaps more convincing</text:span><text:span text:style-name="T73">, </text:span><text:span text:style-name="T74">in “Testing the Amotivational Syndrome”, Lac, A., &amp; Luk, J. W. (2018) find strong evidence that marijuana use often predicts lower initiative and persistence in college students (N = 505). This study was conducted while excluding several baseline covariates “including demographics, personality traits, alcohol use, tobacco use, and self-efficacy subscales.” The study not only showed the association between marijuana usage and the adverse mental effects, but also the </text:span><text:soft-page-break/><text:span text:style-name="T74">temporal direction; the lower initiative and persistence were “significantly and longitudinally prompted” by marijuana usage, and notably not by alcohol or tobacco usage. Conversely, the reverse temporal direction, or lower initiative and persistence prompting marijuana usage was not upheld by the data. Initiative and persistence are arguably critical prerequisites for both employment attainment, as well as prolonged job searching. It is not difficult to envision how the debilitation of these factors could negatively impact the labor force participation rate.</text:span></text:p>
      <text:p text:style-name="P52"><text:span text:style-name="T74"><text:tab/></text:span><text:span text:style-name="T76">In contrast with the </text:span><text:span text:style-name="T82">potentially</text:span><text:span text:style-name="T76"> positive substitution effect of marijuana and other drugs discussed above, there is also a possible negative, complementing effect between </text:span><text:span text:style-name="T84">some of</text:span><text:span text:style-name="T76"> these substances. Williams, J., Liccardo Pacula, R., Chaloupka, F. J., &amp; Wechsler, H. (2004) </text:span><text:span text:style-name="T83">using data from 1993, 1997, and 1999 argue that alcohol and marijuana are economic complements, at least among college students. They arrive at this conclusion from analyzing relationships between marijuana and alcohol usage and shifts in the price of alcohol. Policies that raise the price of alcohol also result in a decrease in marijuana usage. If these findings hold among the general population, depending on the effects on the labor market (discussed </text:span><text:span text:style-name="T91">in the next section</text:span><text:span text:style-name="T83">) of both increased marijuana usage and consequently increased alcohol consumption </text:span><text:span text:style-name="T91">(discussed above in this section)</text:span><text:span text:style-name="T83">, the passage of MMLs could either magnify or lessen (through competing factors) </text:span><text:span text:style-name="T84">the total impact of substance usage on labor outcomes. In the case of complement goods in the drug market, alcohol is the main standout for potential complementary relationship with marijuana. Most “harder drug[s]” studied do not have as significant a link to increasing marijuana usage (Wen et al., 2015; Sabia &amp; Nguyen, 2018).</text:span></text:p>
      <text:p text:style-name="P50"/>
      <text:p text:style-name="P36"><text:span text:style-name="T134"/></text:p>
      <text:p text:style-name="P64"><text:span text:style-name="T134">3</text:span><text:span text:style-name="T132">.</text:span><text:span text:style-name="T136">3</text:span><text:span text:style-name="T132">. </text:span><text:span text:style-name="T139">The Effects of Marijuana (and other drugs) on Labor Force Outcomes</text:span></text:p>
      <text:p text:style-name="P54"><text:span text:style-name="T139"><text:tab/> </text:span><text:span text:style-name="T86">The research done on the associated effects of marijuana usage and various labor force outcomes is unfortunately not too extensive. However, this section will attempt to summarize the key points. Van </text:span><text:span text:style-name="T68">Ours, J. C., &amp; Williams, J. (20</text:span><text:span text:style-name="T86">15</text:span><text:span text:style-name="T68">) </text:span><text:span text:style-name="T86">offers a </text:span><text:span text:style-name="T87">brief</text:span><text:span text:style-name="T86"> </text:span><text:span text:style-name="T87">section devoted to overviewing “Cannabis Use and Labor Market Success” as part of a tripartite study on cannabis and its relationship to health, education, and labor market outcomes. Here are introduced the main problems associated with research in this topic, namely, potential endogeneity through reverse causality and omitted variables. In reference to the former of these two inroads for endogeneity, reverse causality is an inherent problem to be considered in models because for most individuals, labor market earnings are a primary element of personal income. </text:span><text:span text:style-name="T88">If we assume marijuana to be a normal good, an assumption that has conflicting evidence (Roy, S., 2005; Saffer, H., &amp; Chaloupka, F. 1998), then as an individual’s income increases (potentially through joining the labor force and employment), the demand for marijuana will also increase. Conversely, if marijuana is an inferior good, with increased income, the demand will decline. </text:span><text:span text:style-name="T90">Due to these relationships it becomes difficult to discern which variable (labor force outcomes or MML/marijuana usage) is driving the other in a particular instance, and as a result, inferred models of causality become muddled.</text:span><text:span text:style-name="T88"> Our other mechanism for endogeneity in the relationship is omitted variable bias. Potential omitted variables that could be important in this relationship include </text:span><text:span text:style-name="T89">individual level variables (such as a person’s health, their age, their education, etc), regional variations (cultural factors and wage/price differences among regions), and time-dependent variables (depending on the length of the study) which often mirror regional variable effects. A</text:span><text:span text:style-name="T88">ll of these variables have a potential to impact a person’s employment or earnings, and also could influence an individual’s marijuana usage habits. </text:span><text:span text:style-name="T90">In this way, a correlation might appear between labor force outcomes and marijuana usage that in fact is </text:span><text:soft-page-break/><text:span text:style-name="T90">not a causal relationship between either of these variables, but truly driven by a third variable that was omitted from the study.</text:span></text:p>
      <text:p text:style-name="P55"><text:span text:style-name="T88"><text:tab/></text:span><text:span text:style-name="T89">In order to tackle these problems of endogeneity, there have been three main approaches in the literature. </text:span><text:span text:style-name="T90">Chronologically, the first method employed by researchers to investigate causality between ca</text:span><text:span text:style-name="T91">nnabis (and drugs in general) usage was an Instrumental Variables (IV) approach. This “first wave” of studies, as described by V</text:span><text:span text:style-name="T86">an </text:span><text:span text:style-name="T68">Ours </text:span><text:span text:style-name="T91">et al. (2015), was completed from 1991-1994 and primarily </text:span><text:span text:style-name="T92">uses data for 18-27 year olds from the 1984 National Longitudinal Survey of Youth (NLSY). </text:span><text:span text:style-name="T93">The instruments used in these studies’ estimation equations for the effect of marijuana usage had a wide range: nonwage income, frequency of religious attendance in 1979, the number of delinquent acts in 1980, and current number of dependents (Kaestner, 1991); parents’ education, a dummy variable for being raised in a Baptist or Methodist household, attending religious services at least weekly, recent divorces, and living in a large city (Register and Williams, 1992); frequency of going to bars recently, a dummy variable for alcohol relapse after declared abstinence, income from illegal activities in 1980, and legal charges in 1980 (Gill and Michaels, 19</text:span><text:span text:style-name="T94">9</text:span><text:span text:style-name="T93">2). </text:span><text:span text:style-name="T94">Besides the </text:span><text:span text:style-name="T95">possibility</text:span><text:span text:style-name="T94"> of the integrity of several of these instruments suffering from potential bias in self-reporting, </text:span><text:span text:style-name="T95">the instrumental link between many of these variables and marijuana usage is tenuous at best, especially when coupled with the knowledge that the justification for their usage is often sparse or nonexistent. A good instrumental variable in IV analysis is one in which there is a strong correlation between that variable and the explanatory variable in the equation, and additionally, the instrumental variable has little to no independent effect on the independent variable. In the case of each of the following variables: a parent’s education, illegal activity, number of dependents, residence location, and religious involvement, one of two issues is always present; either that variable does not have a strong proven link to marijuana usage, or if there is evidence that it does, </text:span><text:span text:style-name="T96">it could also be argued that there is an effect of the variable (for example, a parent’s education) on labor force outcomes that is independent of an effect caused through the </text:span><text:soft-page-break/><text:span text:style-name="T96">associated marijuana usage. Despite the dubious nature of the methodologies of these studies, their results are of interest in the laying of the foundation for this area of research. In terms of wages Kaestner (1991) showed that a male having used marijuana in his lifetime is estimated to earn 18% more than one who has not used marijuana. Gill and Michaels (1992) show that drug users (cannabis or cocaine) earn approximately 4% in hourly wages more than nonusers, and Register and Williams (1992) shows similar results of a 5% increase in hourly wages for those who use cannabis at least monthly </text:span><text:span text:style-name="T97">(although an opposite effect for long-term and on-the-job users)</text:span><text:span text:style-name="T96">. These results run counter to the theory of the mentally debilitating nature of marijuana, but echo the results related earlier in this review as to the higher wages of alcohol consumers relative to abstainers. Additionally, and closer to the context of this paper, </text:span><text:span text:style-name="T98">Gill and Michaels and Register and Williams also show that an individuals probability of being employed is estimated lower if they are cannabis users. Register and Williams goes further and reports that the higher the usage, the less likely employment is. They provide three possible explanations for this finding: 1) marijuana usage can lead to friction with employers which creates problematic work history that hinders new employment, 2) marijuana usage increases the taste for leisure, thus lowering labor supply and 3) marijuana may reduce productivity which may show in work history analysis for potential new employment. The latter two reasons relate closely with our earlier psychological and medical review. The first explanation perhaps has greater implication in more modern times with the increases in pre-employment drug testing since the time of this study’s publication. The results during this wave of research that did not show higher wages, and lower employment for cannabis users, showed no effect on these dependent variables, with no studies showing an inverse effect (lower wages or higher employment).</text:span></text:p>
      <text:p text:style-name="P55"><text:span text:style-name="T98"><text:tab/></text:span><text:span text:style-name="T99">The second wave of studies discussed in our review were constructed between 1998 and 2010. From a methodological standpoint, these studies differ in that they rely on alternate econometric approaches in estimating labor outcomes relative to drug usage (as opposed to using IV analysis). </text:span><text:soft-page-break/><text:span text:style-name="T99">Moreover, there is also more of an effort to distinguish aspects of drug use that might have characteristic effects on labor outcomes (i.e. frequency, length of usage, </text:span><text:span text:style-name="T103">age of individual during onset of usage,</text:span><text:span text:style-name="T99"> </text:span><text:span text:style-name="T100">potency of the drug, etc). To summarize the findings, </text:span><text:span text:style-name="T101">the general consensus among the results of these studies is that “non-problematic use of drugs” a term defined by Van Ours (2015) to mean “light to moderate use, or the use of soft drugs” has little to no impact on labor supply; “heavy use, or the use of hard drugs” does <text:s/>have a negative effect on both employment and wages. There are several studies supporting this conclusion (Burgess and Propper, 1998; </text:span><text:span text:style-name="T102">MacDonald and Pudney, 2000;</text:span><text:span text:style-name="T101"> French et al., 2001; DeSimone, 2002; </text:span><text:span text:style-name="T103">Van Ours, 2007</text:span><text:span text:style-name="T101">), </text:span><text:span text:style-name="T103">with the Van Ours study specifically noting that the strength of the negative wage effect is dependent on the age of the individual when they began using marijuana. It is also important to note that several of these studies also report results that disagree with this conclusion. Among these are Van Ours (2006) which while acknowledging a negative effect of both marijuana and cocaine usage on the employment rate for males (no such effect for females), finds that after correcting for certain individual-level variables, the negative effect of both drugs on employment rates disappears. This finding of Van Ours is partially in response to the </text:span><text:span text:style-name="T104">DeSimone (2002) study which uses an IV analysis to show </text:span><text:span text:style-name="T105">a negative employment effect </text:span><text:span text:style-name="T106">with a magnitude of 15% </text:span><text:span text:style-name="T105">for males using cannabis and/or cocaine. Van Ours highlights complications of this approach, both in the instruments used, and also in the confounding drug effects of the large amount of users who use both cocaine and cannabis. </text:span><text:span text:style-name="T106">Conti (2010) </text:span><text:span text:style-name="T107">offers an opposing view in showing a positive relationship between cannabis usage and wages, however, she then acknowledges that the results are somewhat spurious as it is likely that marijuana usage in the data is acting as a proxy for cognitive ability</text:span><text:span text:style-name="T106">.</text:span><text:span text:style-name="T105"> </text:span><text:span text:style-name="T106">Among this wave of studies, the main two alternate </text:span><text:span text:style-name="T108">(to the criticized IV analyses)</text:span><text:span text:style-name="T106"> methodological approaches to reducing the endogeneity problem of drug use and labor outcomes, are </text:span><text:span text:style-name="T108">timing of events and </text:span><text:span text:style-name="T106">fixed effects analyses, and </text:span><text:span text:style-name="T108">discrete multivariate mixed proportional hazard frameworks. </text:span><text:span text:style-name="T109">In fact, a recent study by Williams and Van Ours (2017) uses the latter named model to show that usage of cannabis for longer </text:span><text:soft-page-break/><text:span text:style-name="T109">than a year prior to leaving school leads to individuals having a higher probability of accepting jobs sooner and at lower wages. This could perhaps explain a mechanism for some of the results on the association between marijuana usage and lower wages, but would also imply greater employment rates as individuals spend less time looking for a job.</text:span></text:p>
      <text:p text:style-name="P55"><text:span text:style-name="T109"><text:tab/></text:span><text:span text:style-name="T110">As far as literature directly linking MMLs </text:span><text:span text:style-name="T112">(and not a direct analysis of marijuana or other drug use effects)</text:span><text:span text:style-name="T110"> to labor force outcomes, the literature is unfortunately very sparse. The primary source for the field is </text:span><text:span text:style-name="T111">Sabia &amp; Nguyen (2018). In addition to showing the increase in usage of marijuana as a result of MML passages (discussed in section 3.1.), they go on to show a </text:span><text:span text:style-name="T114">2.3</text:span><text:span text:style-name="T111">% decline in hourly wages for males between the ages of 20-29. </text:span><text:span text:style-name="T113">Th</text:span><text:span text:style-name="T114">is decline in hourly wages grows slightly in magnitude </text:span><text:span text:style-name="T115">when considering a dynamic nature of MMLs</text:span><text:span text:style-name="T114"> </text:span><text:span text:style-name="T115">(with statistically significant values for male 20-29 year-olds being -3.5% and -4.7%, for year of law change and 2 years after respectively). Sabia &amp; Nguyen arrive at these conclusions using data from the Current Population Survey Outgoing Rotation Groups (CPS-ORG) for labor data, and the data they used for MML effective dates was compiled using sources described in section 2.2 of this paper. From a methodological perspective, a differences in differences model was used to analyze a binary employment statistic, hours worked, and wages earned for a variety of individuals in a sample which delineated characteristics including age, gender, race, marital status, etc. However, the focus of this particular study is primarily centered on age and gender. </text:span><text:span text:style-name="T116">Specifically, the regressions used are a probit model for the employment variable, and Heckman selection-corrected least squares model for the hours worked and wages variables. They also go further to show that there are some significant effects on earnings relative to what kind of MML is present in a specific state (different types are outlined in Appendix Table A1), as well as different wage effects of MMLs vs. MDLs (Marijuana Decriminalization Laws) vs. MLLs (Marijuana Legalization Laws). The type of MML results show that the presence of dispensaries can result in larger decreases in wage, especially for males, and that the presence of registries can result in a protective result, correlating with relatively </text:span><text:soft-page-break/><text:span text:style-name="T116">higher wages, especially for </text:span><text:span text:style-name="T117">women ages 30-39. The MML/MDL/MLL analysis shows that MLLs have the strongest wage effects of the three, with the strongest effect centring on young (18-19) males.</text:span></text:p>
      <text:p text:style-name="P57"><text:span text:style-name="T111"><text:tab/>O</text:span><text:span text:style-name="T55">utside of this study by Sabia &amp; Nguyen, Ullman (2016) is the only other study of which I could find focusing on MMLs and some aspect of employment. </text:span><text:span text:style-name="T118">Ullman reports an 8% reduction in employee absences due to illness if that state has an active MML. The author also notes that states with more relaxed medical mairuana regulations show a more pronounced reduction. </text:span><text:span text:style-name="T111">I </text:span><text:span text:style-name="T119">could not find any research examining a direct link between MMLs and labor force participation rate analysis.</text:span></text:p>
      <text:p text:style-name="P57"><text:span text:style-name="T119"/></text:p>
      <text:p text:style-name="P56"><text:span text:style-name="T134">3</text:span><text:span text:style-name="T132">.</text:span><text:span text:style-name="T140">4</text:span><text:span text:style-name="T132">. </text:span><text:span text:style-name="T140">Contribution to the Literature</text:span></text:p>
      <text:p text:style-name="P58"><text:span text:style-name="T124"><text:tab/>My study is important to the current state of MML and labor literature because despite </text:span><text:span text:style-name="T125">the mechanisms described in Section 3.2 </text:span><text:span text:style-name="T126">there is currently no research directly linking changes in the labor force participation rate to MMLs. While there are some studies that examine the relationship between MMLs and employment, </text:span><text:span text:style-name="T127">they tend to focus either directly on employment rates (unemployment rates/employment-to-population ratio) or binary representations of individual employment statuses. In doing so,</text:span><text:span text:style-name="T126"> they fail to focus on </text:span><text:span text:style-name="T127">a subgroup of the</text:span><text:span text:style-name="T126"> population that might be </text:span><text:span text:style-name="T127">significantly affected by the effects that cannabis prescription results in. This subgroup is the unemployed portion of the labor force participation rate, or those individuals who are unemployed but actively seeking a job. As described before, in Section 2.1, this </text:span><text:span text:style-name="T128">is the </text:span><text:span text:style-name="T127">group that experienced the larger </text:span><text:span text:style-name="T128">proportionate</text:span><text:span text:style-name="T127"> </text:span><text:span text:style-name="T128">decline in the last two decades. </text:span><text:span text:style-name="T129">The reciprocal of this decline is captured in the increase of the reciprocal of the labor force participation rate, and particularly those unemployed individuals who stopped actively searching for employment and thereby dropped out of the labor force.</text:span><text:span text:style-name="T130"> </text:span><text:span text:style-name="T85">Using data from the CDC National Health Interview Survey, Krueger </text:span><text:span text:style-name="T121">(2017)</text:span><text:span text:style-name="T85"> shows that among prime age men, the percentage reporting pain in the last 3 months </text:span><text:span text:style-name="T122">is directly correlated with their labor force status, with those not in the labor force </text:span><text:soft-page-break/><text:span text:style-name="T122">being the most likely to report pain, at a margin of close to 20% greater than that of employed prime age men. </text:span><text:span text:style-name="T123">It is a plausible assumption that many of these individuals outside of the labor force reporting pain are either self-medicating with marijuana or being prescribed marijuana by a doctor for their pain symptoms. We have explored that both of these situations (prescribed marijuana usage and spillover recreational or illegal usage) result from the passage of MMLs (see Section 3.1). If there is a causal link between marijuana usage and amotivational syndrome (or other debilitating mental illnesses), then MMLs could be an explanation for the distinctive drop in the labor force participation rate, especially when compared with the employment-to-population ratio. Therefore, this study takes a unique approach to the widely speculated upon topic of drug use and labor outcomes. </text:span><text:span text:style-name="T122">F</text:span><text:span text:style-name="T120">urthermore, in using a differences-in-differences model with fixed-effects analysis, this study avoids some of the potential biases that have been criticized in prior drug use and labor force studies that use an instrumental variable approach.</text:span></text:p>
      <text:p text:style-name="P65"/>
      <text:p text:style-name="P63"><text:span text:style-name="T157">4</text:span>. <text:span text:style-name="T157">Data</text:span></text:p>
      <text:p text:style-name="P49"/>
      <text:p text:style-name="P10">Appendix</text:p>
      <text:p text:style-name="P20">Appendix Table A1: Effective Dates of MMLs</text:p>
      <text:p text:style-name="P21"><draw:frame draw:style-name="fr3" draw:name="Image4" text:anchor-type="paragraph" svg:width="6.6437in" svg:height="6.222in" draw:z-index="3"><draw:image xlink:href="Pictures/200000DF000041EC00003DBDAA2814C0B52FB8E7.svm" xlink:type="simple" xlink:show="embed" xlink:actuate="onLoad" loext:mime-type="image/x-vclgraphic"/><draw:image xlink:href="Pictures/100002000000027E00000255B72B0AB901AF149E.png" xlink:type="simple" xlink:show="embed" xlink:actuate="onLoad"/></draw:frame></text:p>
      <text:p text:style-name="P21">Notes: <text:span text:style-name="T1">This table was created primarily from information from Appendix Table 1 of Sabia &amp; Nguyen (2018), which used infromation from Anderson et al. (2013) and Wen et al. (2015). I then updated more recent dates and legislations through information form the Marijuana Policy Project (2019)</text:span></text:p>
      <text:p text:style-name="P45"/>
      <text:p text:style-name="P8">References</text:p>
      <text:p text:style-name="P28"><text:span text:style-name="T50">Abraham, K., &amp; Kearney, M. (201</text:span><text:span text:style-name="T51">9</text:span><text:span text:style-name="T50">).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28">Anderson, D. Mark, and Daniel I. Rees. 2011. Medical marijuana laws, traffic fatalities, and alcohol <text:tab/>consumption. IZA working paper no 6112. Available at: http://ftp.iza.org/dp6112.pdf</text:p>
      <text:p text:style-name="P28">Anderson, D. Mark, Benjamin Hansen, and Daniel I. Rees. 2013. Medical marijuana laws, traffic <text:tab/>fatalities, and alcohol consumption. Journal of Law and Economics 56(2):333-369.</text:p>
      <text:p text:style-name="P28">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28">Bonn-Miller, Marcel O., Michael J. Zvolensky, and Amit Bernstein. 2007. Marijuana use</text:p>
      <text:p text:style-name="P28"><text:tab/>motives: Concurrent relations to frequency of past 30-day use and anxiety sensitivity among</text:p>
      <text:p text:style-name="P28"><text:tab/>young adult marijuana smokers. Addictive Behaviors, 32(1): 49-62.</text:p>
      <text:p text:style-name="P28">Bradford, Ashley C., and W. David Bradford. 2016. Medical marijuana laws reduce</text:p>
      <text:p text:style-name="P28"><text:tab/>prescription medication use in Medicare Part D,"Health Affairs, 35(7): 1230-1236.</text:p>
      <text:p text:style-name="P28">Burgess, S.M. and Propper, C. (1998) Early health related behaviours and their impact on later life <text:tab/>chances: evidence from the US. Health Economics 7(5): 381–399.</text:p>
      <text:p text:style-name="P28">CEA (Council of Economic Advisers) Report. Washington: White House; 2014. The Labor Force <text:tab/>Participation Rate since 2007: Causes and Policy Implications. <text:a xlink:type="simple" xlink:href="https://obamawhitehouse/" text:style-name="Internet_20_link" text:visited-style-name="Visited_20_Internet_20_Link">https://obamawhitehouse</text:a>. <text:tab/>archives.gov/sites/default/files/docs/labor_force_participation_report.pdf.</text:p>
      <text:p text:style-name="P28">Chu, Yu-Wei Luke. 2014. The effects of medical marijuana laws on illegal marijuana use. Journal of <text:tab/>Health Economics 38: 43-61.</text:p>
      <text:p text:style-name="P40"><text:soft-page-break/>“Civilian Labor Force Participation Rate.” <text:span text:style-name="T131">U.S. Bureau of Labor Statistics</text:span>, U.S. Bureau of Labor <text:tab/>Statistics, Feb. 2020, <text:a xlink:type="simple" xlink:href="http://www.bls.gov/charts/employment-situation/civilian-labor-force-" text:style-name="Internet_20_link" text:visited-style-name="Visited_20_Internet_20_Link">www.bls.gov/charts/employment-situation/civilian-labor-force-</text:a><text:tab/>participation-rate.htm.</text:p>
      <text:p text:style-name="P40">Conti, G. (2010) Cognition, cannabis and wages. Mimeo.</text:p>
      <text:p text:style-name="P28">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28">Crost, B., &amp; Guerrero, S. (2012). The effect of alcohol availability on marijuana use: Evidence from the <text:tab/>minimum legal drinking age. Journal of health economics, 31(1), 112-121.</text:p>
      <text:p text:style-name="P28">DeSimone, J. (2002). Illegal drug use and employment. Journal of Labor Economics, 20(4), 952-977. <text:tab/>https://doi.org/10.1086/342893</text:p>
      <text:p text:style-name="P29">“<text:span text:style-name="T143">Employment-to-Population Ratio.</text:span>” <text:span text:style-name="T131">Labor Force Statistics from the Current Population Survey</text:span>, U.S. <text:tab/>Bureau of Labor Statistics, Feb. 2020, <text:a xlink:type="simple" xlink:href="https://data.bls.gov/timeseries/LNS12300000" text:style-name="Internet_20_link" text:visited-style-name="Visited_20_Internet_20_Link">https://data.bls.gov/timeseries/LNS12300000</text:a></text:p>
      <text:p text:style-name="P29">Fitzcharles, M., Baerwald, C., Ablin, J. et al. Efficacy, tolerability and safety of cannabinoids in chronic <text:tab/>pain associated with rheumatic diseases (fibromyalgia syndrome, back pain, osteoarthritis, <text:tab/>rheumatoid arthritis). Schmerz 30, 47–61 (2016). <text:a xlink:type="simple" xlink:href="https://doi.org/10.1007/s00482-015-0084-3" text:style-name="Internet_20_link" text:visited-style-name="Visited_20_Internet_20_Link">https://doi.org/10.1007/s00482-015-0084-3</text:a></text:p>
      <text:p text:style-name="P29">Fiz, J., Durán, M., Capellà, D., Carbonell, J., &amp; Farré, M. (2011). Cannabis use in patients with <text:tab/>fibromyalgia: effect on symptoms relief and health-related quality of life. PloS one, 6(4).</text:p>
      <text:p text:style-name="P29">French, M.T., Roebuck, M.C. and Alexandre, P.K. (2001) Illicit drug use, employment &amp; labour force <text:tab/>participation. Southern Economic Journal 68(2): 349–368.</text:p>
      <text:p text:style-name="P29">Gill, A. and Michaels, R.J. (1992) Does drug use lower wages? Industrial and Labor Relations Review <text:tab/>45(3): 419–434.</text:p>
      <text:p text:style-name="P32"><text:soft-page-break/>Habib, G., &amp; Artul, S. (2018). Medical cannabis for the treatment of fibromyalgia. JCR: Journal of <text:tab/>Clinical Rheumatology, 24(5), 255-258. doi: 10.1097/RHU.0000000000000702</text:p>
      <text:p text:style-name="P41">Hanson, Karmen <text:span text:style-name="T150">and Garcia, Alise</text:span>. State Medical Marijuana Laws. <text:span text:style-name="T131">NCSL - Research - Health</text:span>, <text:tab/>National Conference of State Legislatures, 10 Mar. 2020, <text:a xlink:type="simple" xlink:href="http://www.ncsl.org/research/health/state-" text:style-name="Internet_20_link" text:visited-style-name="Visited_20_Internet_20_Link">www.ncsl.org/research/health/state-</text:a><text:tab/>medical-marijuana-laws.aspx.</text:p>
      <text:p text:style-name="P42">“Historical Timeline - Medical Marijuana” <text:span text:style-name="T131">Medical Marijuana</text:span>, Procon.org, 24 Sept. 2019, <text:tab/>medicalmarijuana.procon.org/historical-timeline/.</text:p>
      <text:p text:style-name="P42">Irons, Jessica G., Kimberly A. Babson, Cecilia L. Bergeria, and Marcel O. Bonn Miller. 2014.</text:p>
      <text:p text:style-name="P42"><text:tab/>Physical activity and cannabis cessation. The American Journal on Addictions 23(5): 485-492.</text:p>
      <text:p text:style-name="P42">Kaestner, R. (1991) The effect of illicit drug use on the wages of young adults. Journal of Labor <text:tab/>Economics 9(4): 381–412.</text:p>
      <text:p text:style-name="P42">Kaestner, R. (1994a) The effect of illicit drug use on the labor supply of young adults. Journal of <text:tab/>Human Resources 29(1): 126–155.</text:p>
      <text:p text:style-name="P28">Krueger, A. B. (2017). Where Have All the Workers Gone?: An Inquiry into the Decline of</text:p>
      <text:p text:style-name="P28"><text:tab/>the U.S. Labor Force Participation Rate. Brookings Papers on Economic Activity,</text:p>
      <text:p text:style-name="P28"><text:tab/>2017(2), 1–87. <text:a xlink:type="simple" xlink:href="https://doi.org/10.1353/eca.2017.0012" text:style-name="Internet_20_link" text:visited-style-name="Visited_20_Internet_20_Link">https://doi.org/10.1353/eca.2017.0012</text:a></text:p>
      <text:p text:style-name="P29">“<text:span text:style-name="T143">Labor Force Participation Rate</text:span>.” <text:span text:style-name="T131">Labor Force Statistics from the Current Population Survey</text:span>, U.S. <text:tab/>Bureau of Labor Statistics, Feb. 2020, <text:a xlink:type="simple" xlink:href="https://data.bls.gov/timeseries/LNS11300000" text:style-name="Internet_20_link" text:visited-style-name="Visited_20_Internet_20_Link">https://data.bls.gov/timeseries/LNS11300000</text:a></text:p>
      <text:p text:style-name="P28">Lac, A., &amp; Luk, J. W. (2018). Testing the amotivational syndrome: Marijuana use longitudinally <text:tab/>predicts lower self-efficacy even after controlling for demographics, personality, and alcohol <text:tab/>and cigarette use. Prevention Science, 19(2), 117-126.</text:p>
      <text:p text:style-name="P28"><text:tab/><text:a xlink:type="simple" xlink:href="https://doi.org/10.1007/s11121-017-0811-3" text:style-name="Internet_20_link" text:visited-style-name="Visited_20_Internet_20_Link">https://doi.org/10.1007/s11121-017-0811-3</text:a></text:p>
      <text:p text:style-name="P28"><text:soft-page-break/>Lye, J., &amp; Hirschberg, J. (2010). Alcohol consumption and human capital: a retrospective study of the <text:tab/>literature. Journal of Economic Surveys, 24(2), 309-338.</text:p>
      <text:p text:style-name="P28">Lynskey, M. and Hall, W. (2000) The effects of adolescent cannabis use on educational attainment: a <text:tab/>review. Addiction 95: 1621– 1630.</text:p>
      <text:p text:style-name="P28">MacDonald, Z. and Pudney, S. (2000) Illicit drug use, unemployment and occupational attainment. <text:tab/>Journal of Health Economics 19(6): 1089–1115.</text:p>
      <text:p text:style-name="P28">Macleod, J., Oakes, R., Copello, A., Crome, I., Egger, M., Hickman, M., Oppenkowski, T., Stokes‐<text:tab/>Lampard, H. and Smith, G. (2004) Psychological and social sequelae of cannabis and other <text:tab/>illicit drug use by young people: a systematic review of longitudinal, general population studies. <text:tab/>Lancet 363: 1579– 1588.</text:p>
      <text:p text:style-name="P38">Marijuana Policy Project. 201<text:span text:style-name="T52">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28"><text:span text:style-name="T53">Mikuriya, T. H. (1969). Marijuana in medicine: past, present and future. California medicine, 110(1), <text:tab/>34-</text:span><text:span text:style-name="T54">40</text:span><text:span text:style-name="T53">. </text:span><text:a xlink:type="simple" xlink:href="https://www.ncbi.nlm.nih.gov/pmc/articles/PMC1503422/pdf/califmed00019-0036.pdf" text:style-name="Internet_20_link" text:visited-style-name="Visited_20_Internet_20_Link">https://www.ncbi.nlm.nih.gov/pmc/articles/PMC1503422/pdf/califmed00019-0036.pdf</text:a></text:p>
      <text:p text:style-name="P28">Mullahy, J., &amp; Sindelar, J. (1996). Employment, unemployment, and problem drinking. Journal of <text:tab/>health economics, 15(4), 409-434.</text:p>
      <text:p text:style-name="P28">Pesta, Dominik H., Siddhartha S. Angadi, Martin Burtscher, and Christian K. Roberts. 2013.</text:p>
      <text:p text:style-name="P28"><text:tab/>The effects of caffeine, nicotine, ethanol, and tetrahydrocannabinol on exercise performance.</text:p>
      <text:p text:style-name="P28"><text:tab/>Nutrition and Metabolism, 10(1): 71.</text:p>
      <text:p text:style-name="P28">Register, C. and Williams, D. (1992) Labor market effects of marijuana and cocaine use among young <text:tab/>men. Industrial and Labor Relations Review 45(3): 435–448.</text:p>
      <text:p text:style-name="P28">Renna, F. (2008). Alcohol abuse, alcoholism, and labor market outcomes: looking for the missing link. <text:tab/>ILR Review, 62(1), 92-103.</text:p>
      <text:p text:style-name="P28"><text:soft-page-break/>Roy, S. (2005). Are Illegal Drugs Inferior Goods? (No. 05-01old Classification-JEL: H51, I12).</text:p>
      <text:p text:style-name="P30">Sabia, J. J., &amp; Nguyen, T. T. (2018). The effect of medical marijuana laws on labor market outcomes. <text:tab/>The Journal of Law and Economics, 61(3), 361-396. <text:a xlink:type="simple" xlink:href="https://doi.org/10.1086/701193" text:style-name="Internet_20_link" text:visited-style-name="Visited_20_Internet_20_Link">https://doi.org/10.1086/701193</text:a></text:p>
      <text:p text:style-name="P30">Saffer, H., &amp; Chaloupka, F. (1998). Demographic differentials in the demand for alcohol and illicit <text:tab/>drugs (No. w6432). National Bureau of Economic Research.</text:p>
      <text:p text:style-name="P30">Stockings, E., Campbell, G., Hall, W. D., Nielsen, S., Zagic, D., Rahman, R., ... &amp; Degenhardt, L. <text:tab/>(2018). Cannabis and cannabinoids for the treatment of people with chronic noncancer pain <text:tab/>conditions: a systematic review and meta-analysis of controlled and observational studies. Pain, <text:tab/>159(10), 1932-1954.</text:p>
      <text:p text:style-name="P31"><text:span text:style-name="T152">Substance Abuse and Mental Health Services Administration</text:span>. 20<text:span text:style-name="T152">0</text:span>5. “Results from the 20<text:span text:style-name="T152">04</text:span> National <text:tab/>Survey on Drug Use and Health: Detailed Tables.” <text:tab/>Retrieved from <text:tab/><text:a xlink:type="simple" xlink:href="https://www.samhsa.gov/data/report/2004-nsduh-detailed-tables" text:style-name="Internet_20_link" text:visited-style-name="Visited_20_Internet_20_Link">https://www.samhsa.gov/data/report/2004-nsduh-detailed-tables</text:a></text:p>
      <text:p text:style-name="P33"><text:span text:style-name="T152">Substance Abuse and Mental Health Services Administration</text:span>. 20<text:span text:style-name="T152">19</text:span>. “Results from the 201<text:span text:style-name="T152">8</text:span> National <text:tab/>Survey on Drug Use and Health: Detailed Tables.” <text:tab/>Retrieved from <text:tab/><text:a xlink:type="simple" xlink:href="https://www.samhsa.gov/data/report/2018-nsduh-detailed-tables" text:style-name="Internet_20_link" text:visited-style-name="Visited_20_Internet_20_Link">https://www.samhsa.gov/data/report/2018-nsduh-detailed-tables</text:a></text:p>
      <text:p text:style-name="P33">Ullman, Darin F. 2016. The effect of medical marijuana on sickness absence. Health</text:p>
      <text:p text:style-name="P33"><text:tab/>Economics, doi: 10.1002/hec.3390.</text:p>
      <text:p text:style-name="P33">Van Ours, J. C. (2006). Cannabis, cocaine and jobs. Journal of Applied Econometrics, 21(7), 897-917.</text:p>
      <text:p text:style-name="P33">van Ours, J.C. (2007) The effect of cannabis use on wages of prime age males. Oxford Bulletin of <text:tab/>Economics and Statistics 69: 619–634.</text:p>
      <text:p text:style-name="P33">Van Ours, J. C., &amp; Williams, J. (2009). Cannabis use and mental health problems.</text:p>
      <text:p text:style-name="P33"><text:span text:style-name="T156">V</text:span>an Ours, J. C., &amp; Williams, J. (2015). Cannabis use and its effects on health, education and labor <text:tab/>market success. Journal of Economic Surveys, 29(5), 993-1010.</text:p>
      <text:p text:style-name="P33"><text:soft-page-break/>Volkow ND, Han B, Compton WM, McCance-Katz EF. <text:span text:style-name="T154">(2019)</text:span> Self-reported Medical and Nonmedical <text:tab/>Cannabis Use Among Pregnant Women in the United States. JAMA. 2019;322(2):167–169. <text:tab/>doi:10.1001/jama.2019.7982</text:p>
      <text:p text:style-name="P33">Volkow, N. D., Swanson, J. M., Evins, A. E., DeLisi, L. E., Meier, M. H., Gonzalez, R., ... &amp; Baler, R. <text:tab/>(2016). Effects of cannabis use on human behavior, including cognition, motivation, and <text:tab/>psychosis: a review. JAMA psychiatry, 73(3), 292-297.</text:p>
      <text:p text:style-name="P30">Wen, Hefei, Jason M. Hockenberry, and Janet R. Cummings. 2015. The effect of medical marijuana <text:tab/>laws on adolescent and adult use of marijuana, alcohol, and other substances. Journal of Health <text:tab/>Economics 42(3): 64-80.</text:p>
      <text:p text:style-name="P30">Williams, J., Liccardo Pacula, R., Chaloupka, F. J., &amp; Wechsler, H. (2004). Alcohol and marijuana use <text:tab/>among college students: economic complements or substitutes?. Health economics, 13(9), 825-<text:tab/>843.</text:p>
      <text:p text:style-name="P30">Williams, J., &amp; van Ours, J. C. (2017). Hazardous or Not? Early Cannabis Use and the School to Work <text:tab/>Transition of Young Men.</text:p>
      <text:p text:style-name="P40">Wikipedia contributors. (2020, March 13). Timeline of cannabis laws in the United States. In <text:tab/>Wikipedia, The Free Encyclopedia. Retrieved 13:49, March 16, 2020, from <text:tab/><text:a xlink:type="simple" xlink:href="https://en.wikipedia.org/w/index.php?t" text:style-name="Internet_20_link" text:visited-style-name="Visited_20_Internet_20_Link">https://en.wikipedia.org/w/index.php?t</text:a><text:tab/>itle=Timeline_of_cannabis_laws_in_the_United_States&amp;oldid=945370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Lohit Devanagari1" svg:font-family="'Lohit Devanagari'"/>
    <style:font-face style:name="Noto Sans" svg:font-family="'Noto Sans', sans-serif"/>
    <style:font-face style:name="Open Sans" svg:font-family="'Open Sans', icomoon,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5">32</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 text:page-adjust="-1">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5:27:26.591253916</meta:creation-date>
    <dc:date>2020-04-15T23:28:01.679025940</dc:date>
    <meta:editing-duration>P3DT17H55M14S</meta:editing-duration>
    <meta:editing-cycles>88</meta:editing-cycles>
    <meta:generator>LibreOffice/6.0.7.3$Linux_X86_64 LibreOffice_project/00m0$Build-3</meta:generator>
    <meta:document-statistic meta:table-count="0" meta:image-count="4" meta:object-count="0" meta:page-count="37" meta:paragraph-count="124" meta:word-count="8979" meta:character-count="59065" meta:non-whitespace-character-count="50112"/>
  </office:meta>
</office:document-meta>
</file>